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3.295cm"/>
    </style:style>
    <style:style style:name="co2" style:family="table-column">
      <style:table-column-properties fo:break-before="auto" style:column-width="3.131cm"/>
    </style:style>
    <style:style style:name="co3" style:family="table-column">
      <style:table-column-properties fo:break-before="auto" style:column-width="25.65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773cm"/>
    </style:style>
    <style:style style:name="co6" style:family="table-column">
      <style:table-column-properties fo:break-before="auto" style:column-width="12.88cm"/>
    </style:style>
    <style:style style:name="co7" style:family="table-column">
      <style:table-column-properties fo:break-before="auto" style:column-width="4.657cm"/>
    </style:style>
    <style:style style:name="co8" style:family="table-column">
      <style:table-column-properties fo:break-before="auto" style:column-width="7.107cm"/>
    </style:style>
    <style:style style:name="co9" style:family="table-column">
      <style:table-column-properties fo:break-before="auto" style:column-width="8.333cm"/>
    </style:style>
    <style:style style:name="co10" style:family="table-column">
      <style:table-column-properties fo:break-before="auto" style:column-width="11.601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071cm"/>
    </style:style>
    <style:style style:name="ce2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text-outline="false" style:text-line-through-style="none" style:text-line-through-type="none" fo:language="en" fo:country="US" fo:font-style="normal" fo:text-shadow="none" style:text-underline-style="none" style:text-underline-mode="continuous" style:text-overline-mode="continuous" style:text-line-through-mode="continuous" style:language-asian="en" style:country-asian="US" style:font-style-asian="normal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fo:color="#3f7f5f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ext-properties style:text-outline="false" style:text-line-through-style="none" style:text-line-through-type="none" style:font-name="Monospace" fo:font-size="10pt" fo:language="en" fo:country="US" fo:font-style="normal" fo:text-shadow="none" style:text-underline-style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8" style:family="table-cell" style:parent-style-name="Default">
      <style:text-properties fo:color="#0000c0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ext-properties fo:color="#3c3c3c" style:text-outline="false" style:text-line-through-style="none" style:text-line-through-type="none" style:font-name="Monospace" fo:font-size="10pt" fo:language="en" fo:country="US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c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11" style:family="table-cell" style:parent-style-name="Default">
      <style:text-properties fo:color="#0000c0" style:font-name="Monospace" fo:font-size="10pt" style:font-name-asian="Monospace" style:font-size-asian="10pt" style:font-name-complex="Monospace" style:font-size-complex="10pt"/>
    </style:style>
    <style:style style:name="ce12" style:family="table-cell" style:parent-style-name="Default">
      <style:text-properties style:font-name="Liberation Sans" style:font-name-asian="Droid Sans Fallback" style:font-name-complex="Droid Sans Fallback"/>
    </style:style>
    <style:style style:name="ce13" style:family="table-cell" style:parent-style-name="Default">
      <style:text-properties fo:color="#005032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ext-properties fo:color="#000000" style:font-name="Monospace" fo:language="en" fo:country="US" style:font-name-asian="Monospace" style:language-asian="en" style:country-asian="US" style:font-name-complex="Monospace" style:language-complex="en" style:country-complex="US"/>
    </style:style>
    <style:style style:name="ce15" style:family="table-cell" style:parent-style-name="Default">
      <style:text-properties fo:color="#000000" style:font-name="Monospace" fo:font-size="10pt" style:font-name-asian="Monospace" style:font-size-asian="10pt" style:font-name-complex="Monospace" style:font-size-complex="10pt"/>
    </style:style>
    <style:style style:name="ce16" style:family="table-cell" style:parent-style-name="Default">
      <style:text-properties fo:color="#000000" style:text-outline="false" style:text-line-through-style="none" style:text-line-through-type="none" style:font-name="Monospace" fo:font-size="10pt" fo:language="en" fo:country="US" fo:font-style="normal" fo:text-shadow="none" style:text-underline-mode="continuous" style:text-overline-mode="continuous" style:text-line-through-mode="continuous" style:font-name-asian="Monospace" style:font-size-asian="10pt" style:language-asian="en" style:country-asian="US" style:font-style-asian="normal" style:font-name-complex="Monospace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17" style:family="table-cell" style:parent-style-name="Default">
      <style:text-properties style:use-window-font-color="true" style:text-outline="false" style:text-line-through-style="none" style:text-line-through-type="none" style:font-name="Monospac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5032" style:font-name="Monospace" fo:font-size="10pt" style:font-name-asian="Monospace" style:font-size-asian="10pt" style:font-size-complex="10pt"/>
    </style:style>
    <style:style style:name="T2" style:family="text">
      <style:text-properties style:font-name="Monospace" fo:font-size="10pt" style:font-name-asian="Monospace" style:font-size-asian="10pt" style:font-size-complex="10pt" fo:color="#000000"/>
    </style:style>
    <style:style style:name="T3" style:family="text">
      <style:text-properties style:font-name="Monospace" fo:font-size="10pt" style:font-name-asian="Monospace" style:font-size-asian="10pt" style:font-size-complex="10pt" fo:color="#000000" fo:font-weight="bold" style:font-weight-asian="bold" style:font-weight-complex="bold"/>
    </style:style>
    <style:style style:name="T4" style:family="text">
      <style:text-properties style:font-name="Monospace" fo:font-size="10pt" style:font-name-asian="Monospace" style:font-size-asian="10pt" style:font-size-complex="10pt"/>
    </style:style>
    <style:style style:name="T5" style:family="text">
      <style:text-properties style:font-name="Monospace" fo:font-size="10pt" style:font-name-asian="Monospace" style:font-size-asian="10pt" style:font-size-complex="10pt" fo:font-weight="bold" style:font-weight-asian="bold" style:font-weight-complex="bold"/>
    </style:style>
    <style:style style:name="T6" style:family="text">
      <style:text-properties fo:color="#7f0055" style:font-name="Monospace" fo:font-size="10pt" fo:font-weight="bold" style:font-name-asian="Monospace" style:font-size-asian="10pt" style:font-size-complex="10pt" style:font-weight-asian="bold" style:font-weight-complex="bold"/>
    </style:style>
    <style:style style:name="T7" style:family="text">
      <style:text-properties style:font-size-complex="10pt" fo:color="#005032" style:font-name="Monospace" fo:font-size="10pt" style:font-name-asian="Monospace" style:font-size-asian="10pt"/>
    </style:style>
    <style:style style:name="T8" style:family="text">
      <style:text-properties style:font-size-complex="10pt" style:font-name="Monospace" fo:font-size="10pt" style:font-name-asian="Monospace" style:font-size-asian="10pt" fo:color="#000000"/>
    </style:style>
    <style:style style:name="T9" style:family="text">
      <style:text-properties style:font-size-complex="10pt" style:font-name="Monospace" fo:font-size="10pt" style:font-name-asian="Monospace" style:font-size-asian="10pt" fo:color="#000000" style:font-weight-complex="bold" style:font-weight-asian="bold" fo:font-weight="bold"/>
    </style:style>
    <style:style style:name="T10" style:family="text">
      <style:text-properties style:font-size-complex="10pt" style:font-name="Monospace" fo:font-size="10pt" style:font-name-asian="Monospace" style:font-size-asian="10pt" fo:font-weight="bold" fo:color="#7f0055" style:font-weight-asian="bold" style:font-weight-complex="bold"/>
    </style:style>
    <style:style style:name="T11" style:family="text">
      <style:text-properties style:font-size-complex="10pt" style:font-name="Monospace" fo:font-size="10pt" style:font-name-asian="Monospace" style:font-size-asian="10pt" fo:color="#005032"/>
    </style:style>
    <style:style style:name="T12" style:family="text">
      <style:text-properties style:font-size-complex="10pt" style:font-name="Monospace" fo:font-size="10pt" style:font-name-asian="Monospace" style:font-size-asian="10pt" fo:color="#7f0055" fo:font-weight="bold" style:font-weight-asian="bold" style:font-weight-complex="bold"/>
    </style:style>
    <style:style style:name="T13" style:family="text">
      <style:text-properties fo:color="#000000" style:font-name="Monospace" fo:font-size="10pt" fo:font-weight="bold" style:font-name-asian="Monospace" style:font-size-asian="10pt" style:font-size-complex="10pt" style:font-weight-asian="bold" style:font-weight-complex="bold"/>
    </style:style>
    <style:style style:name="T14" style:family="text">
      <style:text-properties style:font-name="Monospace" fo:font-size="10pt" style:font-name-asian="Monospace" style:font-size-asian="10pt" style:font-size-complex="10pt" fo:color="#7f0055" fo:font-weight="bold" style:font-weight-asian="bold" style:font-weight-complex="bold"/>
    </style:style>
    <style:style style:name="T15" style:family="text">
      <style:text-properties style:font-size-complex="10pt" style:font-name="Monospace" fo:font-size="10pt" style:font-name-asian="Monospace" style:font-size-asian="10pt" fo:color="#000000" style:font-weight-complex="bold" fo:font-weight="bold" style:font-weight-asian="bold"/>
    </style:style>
    <style:style style:name="T16" style:family="text">
      <style:text-properties style:font-name="Monospace" fo:font-size="10pt" style:font-name-asian="Monospace" style:font-size-asian="10pt" style:font-size-complex="10pt" fo:color="#005032"/>
    </style:style>
    <style:style style:name="T17" style:family="text">
      <style:text-properties fo:font-weight="bold" style:font-name-asian="Monospace" style:font-size-asian="10pt" style:font-size-complex="10pt" style:font-weight-asian="bold" style:font-name="Monospace" style:font-weight-complex="bold" fo:color="#7f0055" fo:font-size="10pt"/>
    </style:style>
    <style:style style:name="T18" style:family="text">
      <style:text-properties style:font-name-asian="Monospace" style:font-size-asian="10pt" style:font-size-complex="10pt" style:font-name="Monospace" fo:font-size="10pt" fo:color="#005032"/>
    </style:style>
    <style:style style:name="T19" style:family="text">
      <style:text-properties style:font-name-asian="Monospace" style:font-size-asian="10pt" style:font-size-complex="10pt" style:font-name="Monospace" fo:font-size="10pt" fo:color="#000000"/>
    </style:style>
    <style:style style:name="T20" style:family="text">
      <style:text-properties style:font-name-asian="Monospace" style:font-size-asian="10pt" style:font-size-complex="10pt" style:font-name="Monospace" fo:font-size="10pt" fo:color="#000000" fo:font-weight="bold" style:font-weight-complex="bold" style:font-weight-asian="bold"/>
    </style:style>
    <style:style style:name="T21" style:family="text">
      <style:text-properties style:font-name-asian="Monospace" style:font-size-asian="10pt" style:font-size-complex="10pt" style:font-name="Monospace" fo:font-size="10pt" fo:color="#7f0055" fo:font-weight="bold" style:font-weight-asian="bold" style:font-weight-complex="bold"/>
    </style:style>
    <style:style style:name="T22" style:family="text">
      <style:text-properties style:font-size-complex="10pt" style:font-size-asian="10pt" style:font-name-asian="Monospace" fo:font-weight="bold" fo:font-size="10pt" style:font-weight-complex="bold" fo:color="#7f0055" style:font-name="Monospace" style:font-weight-asian="bold"/>
    </style:style>
    <style:style style:name="T23" style:family="text">
      <style:text-properties style:font-size-complex="10pt" style:font-size-asian="10pt" style:font-name-asian="Monospace" fo:font-size="10pt" style:font-name="Monospace" fo:color="#000000"/>
    </style:style>
    <style:style style:name="T24" style:family="text">
      <style:text-properties style:font-size-complex="10pt" style:font-size-asian="10pt" style:font-name-asian="Monospace" fo:font-size="10pt" style:font-name="Monospace" fo:color="#005032"/>
    </style:style>
    <style:style style:name="T25" style:family="text">
      <style:text-properties style:font-size-complex="10pt" style:font-size-asian="10pt" style:font-name-asian="Monospace" fo:font-size="10pt" style:font-name="Monospace" fo:color="#000000" fo:font-weight="bold" style:font-weight-complex="bold" style:font-weight-asian="bold"/>
    </style:style>
    <style:style style:name="T26" style:family="text">
      <style:text-properties style:font-size-complex="10pt" style:font-size-asian="10pt" style:font-name-asian="Monospace" fo:font-size="10pt" style:font-name="Monospace" fo:color="#7f0055" fo:font-weight="bold" style:font-weight-asian="bold" style:font-weight-complex="bold"/>
    </style:style>
    <style:style style:name="T27" style:family="text">
      <style:text-properties style:font-size-asian="10pt" style:font-size-complex="10pt" style:font-weight-asian="bold" style:font-weight-complex="bold" fo:color="#7f0055" style:font-name="Monospace" fo:font-size="10pt" fo:font-weight="bold" style:font-name-asian="Monospace"/>
    </style:style>
    <style:style style:name="T28" style:family="text">
      <style:text-properties style:font-size-asian="10pt" style:font-size-complex="10pt" style:font-name="Monospace" fo:font-size="10pt" style:font-name-asian="Monospace" fo:color="#000000"/>
    </style:style>
    <style:style style:name="T29" style:family="text">
      <style:text-properties style:font-size-asian="10pt" style:font-size-complex="10pt" style:font-name="Monospace" fo:font-size="10pt" style:font-name-asian="Monospace" fo:color="#005032"/>
    </style:style>
    <style:style style:name="T30" style:family="text">
      <style:text-properties style:font-size-asian="10pt" style:font-size-complex="10pt" style:font-name="Monospace" fo:font-size="10pt" style:font-name-asian="Monospace" fo:color="#000000" fo:font-weight="bold" style:font-weight-complex="bold" style:font-weight-asian="bold"/>
    </style:style>
    <style:style style:name="T31" style:family="text">
      <style:text-properties style:font-size-asian="10pt" style:font-size-complex="10pt" style:font-name="Monospace" fo:font-size="10pt" style:font-name-asian="Monospace" fo:color="#7f0055" fo:font-weight="bold" style:font-weight-asian="bold" style:font-weight-complex="bold"/>
    </style:style>
    <style:style style:name="T32" style:family="text">
      <style:text-properties fo:color="#000000" style:font-name="Monospace" fo:font-size="10pt" style:font-name-asian="Monospace" style:font-size-asian="10pt" style:font-size-complex="10pt"/>
    </style:style>
    <style:style style:name="T33" style:family="text">
      <style:text-properties style:font-name-asian="Monospace" style:font-size-asian="10pt" style:font-size-complex="10pt" fo:color="#005032" style:font-name="Monospace" fo:font-size="10pt"/>
    </style:style>
    <style:style style:name="T34" style:family="text">
      <style:text-properties style:font-name-asian="Monospace" style:font-size-asian="10pt" style:font-size-complex="10pt" style:font-name="Monospace" fo:font-size="10pt" fo:color="#000000" style:font-weight-complex="bold" style:font-weight-asian="bold" fo:font-weight="bold"/>
    </style:style>
    <style:style style:name="T35" style:family="text">
      <style:text-properties style:font-name-asian="Monospace" style:font-size-asian="10pt" style:font-size-complex="10pt" style:font-name="Monospace" fo:font-size="10pt" fo:color="#7f0055" style:font-weight-complex="bold" style:font-weight-asian="bold" fo:font-weight="bold"/>
    </style:style>
    <style:style style:name="T36" style:family="text">
      <style:text-properties style:font-size-complex="10pt" style:font-name="Monospace" fo:font-size="10pt" style:font-name-asian="Monospace" style:font-size-asian="10pt" fo:color="#000000" fo:font-weight="bold" style:font-weight-asian="bold" style:font-weight-complex="bold"/>
    </style:style>
    <style:style style:name="T37" style:family="text">
      <style:text-properties style:font-size-asian="10pt" style:font-size-complex="10pt" style:font-name="Monospace" fo:font-size="10pt" style:font-name-asian="Monospace" fo:color="#000000" style:font-weight-complex="bold" fo:font-weight="bold" style:font-weight-asian="bold"/>
    </style:style>
    <style:style style:name="T38" style:family="text">
      <style:text-properties style:font-weight-complex="bold" fo:color="#7f0055" style:font-name="Monospace" fo:font-size="10pt" fo:font-weight="bold" style:font-name-asian="Monospace" style:font-size-asian="10pt" style:font-size-complex="10pt" style:font-weight-asian="bold"/>
    </style:style>
    <style:style style:name="T39" style:family="text">
      <style:text-properties style:font-size-complex="10pt" style:font-weight-asian="bold" style:font-name="Monospace" style:font-weight-complex="bold" fo:color="#7f0055" fo:font-size="10pt" fo:font-weight="bold" style:font-name-asian="Monospace" style:font-size-asian="10pt"/>
    </style:style>
    <style:style style:name="T40" style:family="text">
      <style:text-properties style:font-size-complex="10pt" style:font-name="Monospace" fo:font-size="10pt" style:font-name-asian="Monospace" style:font-size-asian="10pt" fo:color="#000000" style:font-weight-asian="bold" fo:font-weight="bold" style:font-weight-complex="bold"/>
    </style:style>
    <style:style style:name="T41" style:family="text">
      <style:text-properties style:font-size-asian="10pt" style:font-size-complex="10pt" style:font-name="Monospace" fo:font-size="10pt" style:font-name-asian="Monospace" fo:color="#000000" fo:font-weight="bold" style:font-weight-asian="bold" style:font-weight-complex="bold"/>
    </style:style>
    <style:style style:name="T42" style:family="text">
      <style:text-properties fo:color="#7f0055" style:font-name="Monospace" style:font-weight-asian="bold" style:font-size-complex="10pt" style:font-size-asian="10pt" style:font-name-asian="Monospace" fo:font-weight="bold" fo:font-size="10pt" style:font-weight-complex="bold"/>
    </style:style>
    <style:style style:name="T43" style:family="text">
      <style:text-properties style:font-name="Monospace" style:font-size-complex="10pt" style:font-size-asian="10pt" style:font-name-asian="Monospace" fo:font-size="10pt" fo:color="#000000"/>
    </style:style>
    <style:style style:name="T44" style:family="text">
      <style:text-properties style:font-name="Monospace" style:font-size-complex="10pt" style:font-size-asian="10pt" style:font-name-asian="Monospace" fo:font-size="10pt" fo:color="#005032"/>
    </style:style>
    <style:style style:name="T45" style:family="text">
      <style:text-properties style:font-name="Monospace" style:font-size-complex="10pt" style:font-size-asian="10pt" style:font-name-asian="Monospace" fo:font-size="10pt" fo:color="#000000" fo:font-weight="bold" style:font-weight-asian="bold" style:font-weight-complex="bold"/>
    </style:style>
    <style:style style:name="T46" style:family="text">
      <style:text-properties style:font-name="Monospace" style:font-size-complex="10pt" style:font-size-asian="10pt" style:font-name-asian="Monospace" fo:font-size="10pt" fo:color="#7f0055" fo:font-weight="bold" style:font-weight-asian="bold" style:font-weight-complex="bold"/>
    </style:style>
    <style:style style:name="T47" style:family="text">
      <style:text-properties style:font-name="Monospace" fo:font-size="10pt" style:font-name-asian="Monospace" style:font-size-asian="10pt" style:font-size-complex="10pt" fo:color="#2a00ff"/>
    </style:style>
    <style:style style:name="T48" style:family="text">
      <style:text-properties style:font-name="Monospace" fo:font-size="10pt" style:font-name-asian="Monospace" style:font-size-asian="10pt" style:font-size-complex="10pt" fo:color="#3f7f5f"/>
    </style:style>
    <style:style style:name="T49" style:family="text">
      <style:text-properties fo:color="#0000c0" style:font-name="Monospace" fo:font-size="10pt" style:font-name-asian="Monospace" style:font-size-asian="10pt" style:font-size-complex="10pt"/>
    </style:style>
  </office:automatic-styles>
  <office:body>
    <office:spreadsheet>
      <table:table table:name="文件拆分明细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4" table:default-cell-style-name="Default"/>
        <table:table-row table:style-name="ro1">
          <table:table-cell table:style-name="ce1" office:value-type="string" calcext:value-type="string">
            <text:p>被拆分的文件</text:p>
          </table:table-cell>
          <table:table-cell office:value-type="string" calcext:value-type="string">
            <text:p>拆分后文档</text:p>
          </table:table-cell>
          <table:table-cell table:style-name="Default" office:value-type="string" calcext:value-type="string">
            <text:p>包含的公有函数</text:p>
          </table:table-cell>
          <table:table-cell office:value-type="string" calcext:value-type="string">
            <text:p>备注</text:p>
          </table:table-cell>
        </table:table-row>
        <table:table-row table:style-name="ro2">
          <table:table-cell office:value-type="string" calcext:value-type="string" table:number-columns-spanned="1" table:number-rows-spanned="68">
            <text:p>im_b2r.c</text:p>
          </table:table-cell>
          <table:table-cell office:value-type="string" calcext:value-type="string" table:number-columns-spanned="1" table:number-rows-spanned="16">
            <text:p>imb2r.c</text:p>
          </table:table-cell>
          <table:table-cell office:value-type="string" calcext:value-type="string">
            <text:p><text:span text:style-name="T1">INT32</text:span><text:span text:style-name="T2"> </text:span><text:span text:style-name="T3">Im_B2R_On_P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P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P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3" office:value-type="string" calcext:value-type="string">
            <text:p><text:span text:style-name="T4">VOID </text:span><text:span text:style-name="T5">Im_B2R_Print_ClockStatus</text:span><text:span text:style-name="T4">( VOID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n_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n_H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H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H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n_I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Off_I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Force_Off_Iclk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DekneeAccessEnable</text:span><text:span text:style-name="T2">( UCHAR pipe_no, UCHAR access_enable, UCHAR wait_enabl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RGB_KneeAccessEnable</text:span><text:span text:style-name="T2">( UCHAR pipe_no, UCHAR access_enable, UCHAR wait_enabl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void</text:span><text:span text:style-name="T2"> </text:span><text:span text:style-name="T3">im_b2r_for_g_im_b2r_clk_ctrl_cnt_disable</text:span><text:span text:style-name="T2">(UCHAR pipe_no,UCHAR size_coef);</text:span></text:p>
          </table:table-cell>
          <table:table-cell table:style-name="ce6" office:value-type="string" calcext:value-type="string">
            <text:p>//因为变量共享，用函数来调用变量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11">
            <text:p>imb2r1.c</text:p>
          </table:table-cell>
          <table:table-cell office:value-type="string" calcext:value-type="string">
            <text:p><text:span text:style-name="T1">INT32</text:span><text:span text:style-name="T2"> </text:span><text:span text:style-name="T3">Im_B2R_Init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InAddr_Info</text:span><text:span text:style-name="T8">(UCHAR pipe_no, </text:span><text:span text:style-name="T10">const</text:span><text:span text:style-name="T8"> </text:span><text:span text:style-name="T11">T_IM_B2R_INADDR_INFO</text:span><text:span text:style-name="T8">* </text:span><text:span text:style-name="T12">const</text:span><text:span text:style-name="T8"> in_addr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Int_Handler</text:span>(UCHAR pipe_no );</text:p>
          </table:table-cell>
          <table:table-cell/>
        </table:table-row>
        <table:table-row table:style-name="ro3">
          <table:covered-table-cell table:number-columns-repeated="2"/>
          <table:table-cell table:style-name="ce5" office:value-type="string" calcext:value-type="string">
            <text:p>VOID Im_B2R_Print_Status( VOID );</text:p>
          </table:table-cell>
          <table:table-cell/>
        </table:table-row>
        <table:table-row table:style-name="ro3">
          <table:covered-table-cell table:number-columns-repeated="2"/>
          <table:table-cell table:style-name="ce5" office:value-type="string" calcext:value-type="string">
            <text:p>VOID Im_B2R_Print_AccEnStatus( VOID );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OutBankInfo</text:span><text:span text:style-name="T8">(UCHAR pipe_no, </text:span><text:span text:style-name="T10">const</text:span><text:span text:style-name="T8"> </text:span><text:span text:style-name="T11">T_IM_B2R_OUTBANK_INFO</text:span><text:span text:style-name="T8">* </text:span><text:span text:style-name="T12">const</text:span><text:span text:style-name="T8"> b2r_bank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Get_Latest_OutAddr</text:span><text:span text:style-name="T8">( UCHAR pipe_no, UCHAR* </text:span><text:span text:style-name="T10">const</text:span><text:span text:style-name="T8"> latest_bank_idx, </text:span><text:span text:style-name="T11">T_IM_B2R_OUTADDR_INFO</text:span><text:span text:style-name="T8">* </text:span><text:span text:style-name="T12">const</text:span><text:span text:style-name="T8"> latest_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Get_OutBankIndex</text:span><text:span text:style-name="T2">( UCHAR pipe_no, UCHAR* </text:span><text:span text:style-name="T14">const</text:span><text:span text:style-name="T2"> bank_index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15">Im_B2R_Get_Rect_Param</text:span><text:span text:style-name="T8">( UCHAR pipe_no, </text:span><text:span text:style-name="T11">T_IM_B2R_RECT</text:span><text:span text:style-name="T8">* </text:span><text:span text:style-name="T12">const</text:span><text:span text:style-name="T8"> b2r_rect_pa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Rect</text:span><text:span text:style-name="T8">( UCHAR pipe_no, </text:span><text:span text:style-name="T10">const</text:span><text:span text:style-name="T8"> </text:span><text:span text:style-name="T11">T_IM_B2R_RECT</text:span><text:span text:style-name="T8">* </text:span><text:span text:style-name="T12">const</text:span><text:span text:style-name="T8"> b2r_rect_pa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</text:span><text:span text:style-name="T8">(UCHAR pipe_no, </text:span><text:span text:style-name="T10">const</text:span><text:span text:style-name="T8"> </text:span><text:span text:style-name="T11">T_IM_B2R_CTRL</text:span><text:span text:style-name="T8">* </text:span><text:span text:style-name="T12">const</text:span><text:span text:style-name="T8"> b2r_ctrl );</text:span></text:p>
          </table:table-cell>
          <table:table-cell/>
        </table:table-row>
        <table:table-row table:style-name="ro2">
          <table:covered-table-cell/>
          <table:table-cell office:value-type="string" calcext:value-type="string" table:number-columns-spanned="1" table:number-rows-spanned="9">
            <text:p>imb2r2.c</text:p>
          </table:table-cell>
          <table:table-cell office:value-type="string" calcext:value-type="string">
            <text:p><text:span text:style-name="T7">INT32</text:span><text:span text:style-name="T8"> </text:span><text:span text:style-name="T9">Im_B2R_Ctrl_ModeSDRAMInput</text:span><text:span text:style-name="T8">( UCHAR pipe_no, </text:span><text:span text:style-name="T10">const</text:span><text:span text:style-name="T8"> </text:span><text:span text:style-name="T11">T_IM_B2R_CTRL_SDRAM_INPUT</text:span><text:span text:style-name="T8">* </text:span><text:span text:style-name="T12">const</text:span><text:span text:style-name="T8"> b2r_ctrl_sdram_inpu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ModeB2BDirect</text:span><text:span text:style-name="T8">( UCHAR pipe_no, </text:span><text:span text:style-name="T10">const</text:span><text:span text:style-name="T8"> </text:span><text:span text:style-name="T11">T_IM_B2R_CTRL_B2B_DIRECT</text:span><text:span text:style-name="T8">* </text:span><text:span text:style-name="T12">const</text:span><text:span text:style-name="T8"> b2r_ctrl_b2b_direc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15">Im_B2R_Get_HRingPixs</text:span><text:span text:style-name="T8">( UCHAR pipe_no, </text:span><text:span text:style-name="T11">USHORT</text:span><text:span text:style-name="T8">* </text:span><text:span text:style-name="T12">const</text:span><text:span text:style-name="T8"> ring_pixs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ContStart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tart</text:span><text:span text:style-name="T2">( UCHAR pipe_no, UCHAR start_typ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top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calc_in_rect_sdram_input</text:span>( UCHAR pipe_no );</text:p>
          </table:table-cell>
          <table:table-cell table:style-name="ce6" office:value-type="string" calcext:value-type="string">
            <text:p>//为了平衡代码量，私有转公有</text:p>
          </table:table-cell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calc_top_color_sdram_input</text:span>( UCHAR pipe_no );</text:p>
          </table:table-cell>
          <table:table-cell table:style-name="ce6" office:value-type="string" calcext:value-type="string">
            <text:p>//为了平衡代码量，私有转公有</text:p>
          </table:table-cell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calc_in_rect_b2b_direct</text:span>( UCHAR pipe_no );</text:p>
          </table:table-cell>
          <table:table-cell table:style-name="ce6" office:value-type="string" calcext:value-type="string">
            <text:p>//为了平衡代码量，私有转公有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14">
            <text:p>imb2r3.c</text:p>
          </table:table-cell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2R_Get_RdmaAddr_Deknee_Table</text:span><text:span text:style-name="T2">( UCHAR pipe_no, </text:span><text:span text:style-name="T14">const</text:span><text:span text:style-name="T2"> </text:span><text:span text:style-name="T16">T_IM_B2R_CTRL_RDMA_DEKNEE_TBL_ADDR</text:span><text:span text:style-name="T2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7">extern</text:span><text:span text:style-name="T18">INT32</text:span><text:span text:style-name="T19"> </text:span><text:span text:style-name="T20">Im_B2R_Get_RdmaAddr_Knee_Table</text:span><text:span text:style-name="T19">( UCHAR pipe_no, </text:span><text:span text:style-name="T18">E_B2R_RGBTBL</text:span><text:span text:style-name="T19"> tbl_type, </text:span><text:span text:style-name="T21">const</text:span><text:span text:style-name="T19"> </text:span><text:span text:style-name="T18">T_IM_B2R_CTRL_RDMA_KNEE_TBL_ADDR</text:span><text:span text:style-name="T19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2R_Get_RdmaAddr_Offset_Cntl</text:span><text:span text:style-name="T2">( UCHAR pipe_no, </text:span><text:span text:style-name="T14">const</text:span><text:span text:style-name="T2"> </text:span><text:span text:style-name="T16">T_IM_B2R_CTRL_RDMA_OFST_ADDR</text:span><text:span text:style-name="T2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2R_Get_RdmaAddr_WB_Slope_Cntl</text:span><text:span text:style-name="T2">( UCHAR pipe_no, </text:span><text:span text:style-name="T14">const</text:span><text:span text:style-name="T2"> </text:span><text:span text:style-name="T16">T_IM_B2R_CTRL_RDMA_WB_SLOPE_ADDR</text:span><text:span text:style-name="T2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2R_Get_RdmaAddr_WB_Clip_Cntl</text:span><text:span text:style-name="T2">( UCHAR pipe_no, </text:span><text:span text:style-name="T14">const</text:span><text:span text:style-name="T2"> </text:span><text:span text:style-name="T16">T_IM_B2R_CTRL_RDMA_WB_CLIP_ADDR</text:span><text:span text:style-name="T2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2R_Get_RdmaAddr_Sensitivity_Cntl</text:span><text:span text:style-name="T2">( UCHAR pipe_no, </text:span><text:span text:style-name="T14">const</text:span><text:span text:style-name="T2"> </text:span><text:span text:style-name="T16">T_IM_B2R_CTRL_RDMA_SENSITIVITY_ADDR</text:span><text:span text:style-name="T2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2R_Get_RdmaAddr_HPF_Cntl</text:span><text:span text:style-name="T2">( UCHAR pipe_no, </text:span><text:span text:style-name="T14">const</text:span><text:span text:style-name="T2"> </text:span><text:span text:style-name="T16">T_IM_B2R_CTRL_RDMA_HPF_ADDR</text:span><text:span text:style-name="T2">** add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23"> </text:span><text:span text:style-name="T24">INT32</text:span><text:span text:style-name="T23"> </text:span><text:span text:style-name="T25">Im_B2R_Set_Deknee_Table</text:span><text:span text:style-name="T23">( UCHAR pipe_no, </text:span><text:span text:style-name="T26">const</text:span><text:span text:style-name="T23"> </text:span><text:span text:style-name="T24">USHORT</text:span><text:span text:style-name="T23">* </text:span><text:span text:style-name="T26">const</text:span><text:span text:style-name="T23"> src_tb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7">extern</text:span><text:span text:style-name="T28"> </text:span><text:span text:style-name="T29">INT32</text:span><text:span text:style-name="T28"> </text:span><text:span text:style-name="T30">Im_B2R_Set_Knee_Table</text:span><text:span text:style-name="T28">( UCHAR pipe_no, </text:span><text:span text:style-name="T29">E_B2R_RGBTBL</text:span><text:span text:style-name="T28"> tbl_type, </text:span><text:span text:style-name="T31">const</text:span><text:span text:style-name="T28"> UCHAR* </text:span><text:span text:style-name="T31">const</text:span><text:span text:style-name="T28"> src_tb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23"> </text:span><text:span text:style-name="T24">INT32</text:span><text:span text:style-name="T23"> </text:span><text:span text:style-name="T25">Im_B2R_Set_Offset</text:span><text:span text:style-name="T23">( UCHAR pipe_no, </text:span><text:span text:style-name="T26">const</text:span><text:span text:style-name="T23"> </text:span><text:span text:style-name="T24">T_IM_B2R_OFS</text:span><text:span text:style-name="T23">* </text:span><text:span text:style-name="T26">const</text:span><text:span text:style-name="T23"> ofs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23"> </text:span><text:span text:style-name="T24">INT32</text:span><text:span text:style-name="T23"> </text:span><text:span text:style-name="T25">Im_B2R_Set_WB_Slope_Gain</text:span><text:span text:style-name="T23">( UCHAR pipe_no, UCHAR slope_gain_enable, </text:span><text:span text:style-name="T26">const</text:span><text:span text:style-name="T23"> </text:span><text:span text:style-name="T24">T_IM_B2R_BAYER_COLOR</text:span><text:span text:style-name="T23">* </text:span><text:span text:style-name="T26">const</text:span><text:span text:style-name="T23"> b2r_bay_col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23"> </text:span><text:span text:style-name="T24">INT32</text:span><text:span text:style-name="T23"> </text:span><text:span text:style-name="T25">Im_B2R_Set_WB_Clip_Level</text:span><text:span text:style-name="T23">( UCHAR pipe_no, </text:span><text:span text:style-name="T26">const</text:span><text:span text:style-name="T23"> </text:span><text:span text:style-name="T24">T_IM_B2R_BAYER_COLOR</text:span><text:span text:style-name="T23">* </text:span><text:span text:style-name="T26">const</text:span><text:span text:style-name="T23"> b2r_bay_col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23"> </text:span><text:span text:style-name="T24">INT32</text:span><text:span text:style-name="T23"> </text:span><text:span text:style-name="T25">Im_B2R_Ctrl_Sensitivity</text:span><text:span text:style-name="T23">( UCHAR pipe_no, </text:span><text:span text:style-name="T26">const</text:span><text:span text:style-name="T23"> </text:span><text:span text:style-name="T24">T_IM_B2R_CTRL_ADIP</text:span><text:span text:style-name="T23">* </text:span><text:span text:style-name="T26">const</text:span><text:span text:style-name="T23"> b2r_ctrl_adip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2">VOID im_b2r_set_rdma_val_hpf_ctrl( UCHAR pipe_no, </text:span><text:span text:style-name="T14">const</text:span><text:span text:style-name="T2"> T_IM_B2R_CTRL_HPF* </text:span><text:span text:style-name="T14">const</text:span><text:span text:style-name="T2"> b2r_ctrl_hpf );</text:span></text:p>
          </table:table-cell>
          <table:table-cell office:value-type="string" calcext:value-type="string">
            <text:p>//为了平衡代码量，把调用他的公有函数放到别的文件，这个私有函数需要转为公有</text:p>
          </table:table-cell>
        </table:table-row>
        <table:table-row table:style-name="ro2">
          <table:covered-table-cell/>
          <table:table-cell office:value-type="string" calcext:value-type="string" table:number-columns-spanned="1" table:number-rows-spanned="18">
            <text:p>imb2r4.c</text:p>
          </table:table-cell>
          <table:table-cell office:value-type="string" calcext:value-type="string">
            <text:p><text:span text:style-name="T1">INT32</text:span><text:span text:style-name="T2"> </text:span><text:span text:style-name="T3">Im_B2R_Ctrl_Left_Shift</text:span><text:span text:style-name="T2">( UCHAR pipe_no, UCHAR bayer_left_shift, UCHAR saturation_mod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WB_Gain</text:span><text:span text:style-name="T8">( UCHAR pipe_no, </text:span><text:span text:style-name="T10">const</text:span><text:span text:style-name="T8"> </text:span><text:span text:style-name="T11">T_IM_B2R_BAYER_COLOR</text:span><text:span text:style-name="T8">* </text:span><text:span text:style-name="T12">const</text:span><text:span text:style-name="T8"> bay_col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Axi</text:span><text:span text:style-name="T8">( UCHAR pipe_no, </text:span><text:span text:style-name="T10">const</text:span><text:span text:style-name="T8"> </text:span><text:span text:style-name="T11">T_IM_B2R_CTRL_AXI</text:span><text:span text:style-name="T8">* </text:span><text:span text:style-name="T12">const</text:span><text:span text:style-name="T8"> b2r_ctrl_axi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15">Im_B2R_Get_AxiReadStat</text:span><text:span text:style-name="T8">( UCHAR pipe_no, </text:span><text:span text:style-name="T11">T_IM_B2R_AXI_YBR_STAT</text:span><text:span text:style-name="T8">* </text:span><text:span text:style-name="T12">const</text:span><text:span text:style-name="T8"> b2r_axi_read_sta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15">Im_B2R_Get_AxiWriteStat</text:span><text:span text:style-name="T8">( UCHAR pipe_no, </text:span><text:span text:style-name="T11">T_IM_B2R_AXI_YBW_STAT</text:span><text:span text:style-name="T8">* </text:span><text:span text:style-name="T12">const</text:span><text:span text:style-name="T8"> b2r_axi_write_sta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15">Im_B2R_Get_AxiWriteMode</text:span><text:span text:style-name="T8">( UCHAR pipe_no, </text:span><text:span text:style-name="T11">T_IM_B2R_AXI_YBW_MODE</text:span><text:span text:style-name="T8">* </text:span><text:span text:style-name="T12">const</text:span><text:span text:style-name="T8"> b2r_axi_write_mod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Set_AxiWriteMode</text:span><text:span text:style-name="T8">( UCHAR pipe_no, </text:span><text:span text:style-name="T10">const</text:span><text:span text:style-name="T8"> </text:span><text:span text:style-name="T11">T_IM_B2R_AXI_YBW_MODE</text:span><text:span text:style-name="T8">* </text:span><text:span text:style-name="T12">const</text:span><text:span text:style-name="T8"> b2r_axi_write_mod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OutBankIndex</text:span><text:span text:style-name="T2">( UCHAR pipe_no, UCHAR bank_index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Inc_OutBankIndex</text:span><text:span text:style-name="T2">( UCHAR pipe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3">INT32</text:span><text:span text:style-name="T19"> </text:span><text:span text:style-name="T34">Im_B2R_Set_ExternalIfOutput</text:span><text:span text:style-name="T19">( UCHAR pipe_no, </text:span><text:span text:style-name="T35">const</text:span><text:span text:style-name="T19"> UCHAR ext_out_en, </text:span><text:span text:style-name="T21">const</text:span><text:span text:style-name="T19"> UCHAR ext_out_alar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3">INT32</text:span><text:span text:style-name="T19"> </text:span><text:span text:style-name="T34">Im_B2R_Get_ExternalIfOutput</text:span><text:span text:style-name="T19">( UCHAR pipe_no, UCHAR* </text:span><text:span text:style-name="T35">const</text:span><text:span text:style-name="T19"> ext_out_en, UCHAR* </text:span><text:span text:style-name="T21">const</text:span><text:span text:style-name="T19"> ext_out_alar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">INT32</text:span><text:span text:style-name="T2"> </text:span><text:span text:style-name="T3">Im_B2R_Set_FrameStop</text:span><text:span text:style-name="T2">( UCHAR pipe_no, UCHAR onoff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15">Im_B2R_Get_YbrBusy</text:span><text:span text:style-name="T8">( UCHAR pipe_no, </text:span><text:span text:style-name="T11">BOOL</text:span><text:span text:style-name="T8">* </text:span><text:span text:style-name="T12">const</text:span><text:span text:style-name="T8"> busy_status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15">Im_B2R_Get_YBR_Error_Factor</text:span><text:span text:style-name="T8">( UCHAR pipe_no, </text:span><text:span text:style-name="T11">UINT32</text:span><text:span text:style-name="T8">* </text:span><text:span text:style-name="T12">const</text:span><text:span text:style-name="T8"> err_facto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Trimming</text:span><text:span text:style-name="T8">( UCHAR pipe_no, </text:span><text:span text:style-name="T10">const</text:span><text:span text:style-name="T8"> </text:span><text:span text:style-name="T11">T_IM_B2R_CTRL_TRIMMING</text:span><text:span text:style-name="T8">* </text:span><text:span text:style-name="T12">const</text:span><text:span text:style-name="T8"> b2r_ctrl_trimming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36">Im_B2R_WaitEnd</text:span><text:span text:style-name="T8">( </text:span><text:span text:style-name="T11">DDIM_USER_FLGPTN</text:span><text:span text:style-name="T8">* </text:span><text:span text:style-name="T12">const</text:span><text:span text:style-name="T8"> p_flgptn, </text:span><text:span text:style-name="T11">DDIM_USER_FLGPTN</text:span><text:span text:style-name="T8"> waiptn, </text:span><text:span text:style-name="T11">DDIM_USER_TMO</text:span><text:span text:style-name="T8"> tmou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7">INT32</text:span><text:span text:style-name="T8"> </text:span><text:span text:style-name="T9">Im_B2R_Ctrl_HighPassFilter</text:span><text:span text:style-name="T8">( UCHAR pipe_no, </text:span><text:span text:style-name="T10">const</text:span><text:span text:style-name="T8"> </text:span><text:span text:style-name="T11">T_IM_B2R_CTRL_HPF</text:span><text:span text:style-name="T8">* </text:span><text:span text:style-name="T12">const</text:span><text:span text:style-name="T8"> b2r_ctrl_hpf );</text:span></text:p>
          </table:table-cell>
          <table:table-cell/>
        </table:table-row>
        <table:table-row table:style-name="ro2">
          <table:covered-table-cell table:number-columns-repeated="2"/>
          <table:table-cell table:style-name="ce4" office:value-type="string" calcext:value-type="string">
            <text:p>VOID <text:span text:style-name="T13">im_b2r_get_loop_val</text:span><text:span text:style-name="T32">( UCHAR pipe_no, UCHAR* loop_sta, UCHAR* loop_end );</text:span></text:p>
          </table:table-cell>
          <table:table-cell office:value-type="string" calcext:value-type="string">
            <text:p>//私有转公有</text:p>
          </table:table-cell>
        </table:table-row>
        <table:table-row table:style-name="ro2">
          <table:table-cell office:value-type="string" calcext:value-type="string" table:number-columns-spanned="1" table:number-rows-spanned="35">
            <text:p>im_bmh.c</text:p>
          </table:table-cell>
          <table:table-cell office:value-type="string" calcext:value-type="string" table:number-columns-spanned="1" table:number-rows-spanned="20">
            <text:p>imbmh.c</text:p>
          </table:table-cell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MH_Init</text:span><text:span text:style-name="T2">( </text:span><text:span text:style-name="T16">BYTE</text:span><text:span text:style-name="T2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17">extern</text:span><text:span text:style-name="T18">INT32</text:span><text:span text:style-name="T19"> </text:span><text:span text:style-name="T20">Im_BMH_Start_Sync</text:span><text:span text:style-name="T19">( </text:span><text:span text:style-name="T18">BYTE</text:span><text:span text:style-name="T19"> channel_no, </text:span><text:span text:style-name="T21">const</text:span><text:span text:style-name="T19"> </text:span><text:span text:style-name="T18">INT32</text:span><text:span text:style-name="T19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MH_Start_Async</text:span><text:span text:style-name="T2">( </text:span><text:span text:style-name="T16">BYTE</text:span><text:span text:style-name="T2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7">extern</text:span><text:span text:style-name="T29">INT32</text:span><text:span text:style-name="T28"> </text:span><text:span text:style-name="T37">Im_BMH_Wait_End</text:span><text:span text:style-name="T28">( </text:span><text:span text:style-name="T29">BYTE</text:span><text:span text:style-name="T28"> channel_no, </text:span><text:span text:style-name="T29">UINT32</text:span><text:span text:style-name="T28">* </text:span><text:span text:style-name="T31">const</text:span><text:span text:style-name="T28"> p_wait_factor, </text:span><text:span text:style-name="T31">const</text:span><text:span text:style-name="T28"> </text:span><text:span text:style-name="T29">INT32</text:span><text:span text:style-name="T28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MH_Stop</text:span><text:span text:style-name="T2">( </text:span><text:span text:style-name="T16">BYTE</text:span><text:span text:style-name="T2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16">INT32</text:span><text:span text:style-name="T2"> </text:span><text:span text:style-name="T3">Im_BMH_Close</text:span><text:span text:style-name="T2">( </text:span><text:span text:style-name="T16">BYTE</text:span><text:span text:style-name="T2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Ctrl</text:span><text:span text:style-name="T2">( </text:span><text:span text:style-name="T16">BYTE</text:span><text:span text:style-name="T2"> channel_no, </text:span><text:span text:style-name="T16">T_IM_BMH_CTRL</text:span><text:span text:style-name="T2">* </text:span><text:span text:style-name="T14">const</text:span><text:span text:style-name="T2"> bmh_ctr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Bmhre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BMHRE</text:span><text:span text:style-name="T8">* </text:span><text:span text:style-name="T12">const</text:span><text:span text:style-name="T8"> s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Bmhre</text:span><text:span text:style-name="T2">( </text:span><text:span text:style-name="T16">BYTE</text:span><text:span text:style-name="T2"> channel_no, </text:span><text:span text:style-name="T16">T_IM_BMH_BMHRE</text:span><text:span text:style-name="T2">* </text:span><text:span text:style-name="T14">const</text:span><text:span text:style-name="T2"> sram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Rsst</text:span><text:span text:style-name="T2">( </text:span><text:span text:style-name="T16">BYTE</text:span><text:span text:style-name="T2"> channel_no, </text:span><text:span text:style-name="T16">T_IM_BMH_RSST</text:span><text:span text:style-name="T2">* </text:span><text:span text:style-name="T14">const</text:span><text:span text:style-name="T2"> rss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Bmhcont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BMHCONT</text:span><text:span text:style-name="T8">* </text:span><text:span text:style-name="T12">const</text:span><text:span text:style-name="T8"> co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Bmhcont</text:span><text:span text:style-name="T2">( </text:span><text:span text:style-name="T16">BYTE</text:span><text:span text:style-name="T2"> channel_no, </text:span><text:span text:style-name="T16">T_IM_BMH_BMHCONT</text:span><text:span text:style-name="T2">* </text:span><text:span text:style-name="T14">const</text:span><text:span text:style-name="T2"> co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Bmhaxi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AXI</text:span><text:span text:style-name="T8">* </text:span><text:span text:style-name="T12">const</text:span><text:span text:style-name="T8"> axi_ctr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Bmhhcnt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BMHHCNT</text:span><text:span text:style-name="T8">* </text:span><text:span text:style-name="T12">const</text:span><text:span text:style-name="T8"> c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Bmhsad_wr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BMHSAD_WR</text:span><text:span text:style-name="T8">* </text:span><text:span text:style-name="T12">const</text:span><text:span text:style-name="T8"> sad_w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Lut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LUT</text:span><text:span text:style-name="T8">* </text:span><text:span text:style-name="T12">const</text:span><text:span text:style-name="T8"> lut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Ctrl_Dma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CTRL_DMA</text:span><text:span text:style-name="T8">* </text:span><text:span text:style-name="T12">const</text:span><text:span text:style-name="T8"> bmh_ctrl_dm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2">VOID </text:span><text:span text:style-name="T3">Im_BMH_Int_Handler</text:span><text:span text:style-name="T2">( </text:span><text:span text:style-name="T16">BYTE</text:span><text:span text:style-name="T2"> channel_no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Ctrl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CTRL</text:span><text:span text:style-name="T8">* </text:span><text:span text:style-name="T12">const</text:span><text:span text:style-name="T8"> bmh_ctrl );</text:span></text:p>
          </table:table-cell>
          <table:table-cell/>
        </table:table-row>
        <table:table-row table:style-name="ro3">
          <table:covered-table-cell table:number-columns-repeated="2"/>
          <table:table-cell table:style-name="ce5" office:value-type="string" calcext:value-type="string">
            <text:p>VOID Im_BMH_Print_ClockStatus( VOID )</text:p>
          </table:table-cell>
          <table:table-cell/>
        </table:table-row>
        <table:table-row table:style-name="ro2">
          <table:covered-table-cell/>
          <table:table-cell office:value-type="string" calcext:value-type="string" table:number-columns-spanned="1" table:number-rows-spanned="15">
            <text:p>imbmh1.c</text:p>
          </table:table-cell>
          <table:table-cell office:value-type="string" calcext:value-type="string">
            <text:p><text:span text:style-name="T27">extern</text:span><text:span text:style-name="T29">INT32</text:span><text:span text:style-name="T28"> </text:span><text:span text:style-name="T41">Im_BMH_Set_Interrupt</text:span><text:span text:style-name="T28">( </text:span><text:span text:style-name="T29">BYTE</text:span><text:span text:style-name="T28"> channel_no, </text:span><text:span text:style-name="T29">USHORT</text:span><text:span text:style-name="T28"> interrupt_bit, UCHAR permission_flg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Cur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CUR_BLOCK</text:span><text:span text:style-name="T8">* </text:span><text:span text:style-name="T12">const</text:span><text:span text:style-name="T8"> cur_write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9">extern</text:span><text:span text:style-name="T11">INT32</text:span><text:span text:style-name="T8"> </text:span><text:span text:style-name="T40">Im_BMH_Set_Ref</text:span><text:span text:style-name="T8">( </text:span><text:span text:style-name="T11">BYTE</text:span><text:span text:style-name="T8"> channel_no, </text:span><text:span text:style-name="T12">const</text:span><text:span text:style-name="T8"> </text:span><text:span text:style-name="T11">T_IM_BMH_REF_BLOCK</text:span><text:span text:style-name="T8">* </text:span><text:span text:style-name="T12">const</text:span><text:span text:style-name="T8"> ref_write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Sadr_000</text:span><text:span text:style-name="T2">( </text:span><text:span text:style-name="T16">BYTE</text:span><text:span text:style-name="T2"> channel_no, </text:span><text:span text:style-name="T16">T_IM_BMH_SADR_000</text:span><text:span text:style-name="T2">* </text:span><text:span text:style-name="T14">const</text:span><text:span text:style-name="T2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Sadr_001</text:span><text:span text:style-name="T2">( </text:span><text:span text:style-name="T16">BYTE</text:span><text:span text:style-name="T2"> channel_no, </text:span><text:span text:style-name="T16">T_IM_BMH_SADR_001</text:span><text:span text:style-name="T2">* </text:span><text:span text:style-name="T14">const</text:span><text:span text:style-name="T2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Sadr_010</text:span><text:span text:style-name="T2">( </text:span><text:span text:style-name="T16">BYTE</text:span><text:span text:style-name="T2"> channel_no, </text:span><text:span text:style-name="T16">T_IM_BMH_SADR_010</text:span><text:span text:style-name="T2">* </text:span><text:span text:style-name="T14">const</text:span><text:span text:style-name="T2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Sadr_011</text:span><text:span text:style-name="T2">( </text:span><text:span text:style-name="T16">BYTE</text:span><text:span text:style-name="T2"> channel_no, </text:span><text:span text:style-name="T16">T_IM_BMH_SADR_011</text:span><text:span text:style-name="T2">* </text:span><text:span text:style-name="T14">const</text:span><text:span text:style-name="T2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Sadr_100</text:span><text:span text:style-name="T2">( </text:span><text:span text:style-name="T16">BYTE</text:span><text:span text:style-name="T2"> channel_no, </text:span><text:span text:style-name="T16">T_IM_BMH_SADR_100</text:span><text:span text:style-name="T2">* </text:span><text:span text:style-name="T14">const</text:span><text:span text:style-name="T2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Sadr_101</text:span><text:span text:style-name="T2">( </text:span><text:span text:style-name="T16">BYTE</text:span><text:span text:style-name="T2"> channel_no, </text:span><text:span text:style-name="T16">T_IM_BMH_SADR_101</text:span><text:span text:style-name="T2">* </text:span><text:span text:style-name="T14">const</text:span><text:span text:style-name="T2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Sadr_110</text:span><text:span text:style-name="T2">( </text:span><text:span text:style-name="T16">BYTE</text:span><text:span text:style-name="T2"> channel_no, </text:span><text:span text:style-name="T16">T_IM_BMH_SADR_110</text:span><text:span text:style-name="T2">* </text:span><text:span text:style-name="T14">const</text:span><text:span text:style-name="T2"> sadr_read_dat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Ctrl_Dma</text:span><text:span text:style-name="T2">( </text:span><text:span text:style-name="T16">BYTE</text:span><text:span text:style-name="T2"> channel_no, </text:span><text:span text:style-name="T16">T_IM_BMH_CTRL_DMA</text:span><text:span text:style-name="T2">* </text:span><text:span text:style-name="T14">const</text:span><text:span text:style-name="T2"> bmh_ctrl_dma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Bmhsad_wr</text:span><text:span text:style-name="T2">( </text:span><text:span text:style-name="T16">BYTE</text:span><text:span text:style-name="T2"> channel_no, </text:span><text:span text:style-name="T16">T_IM_BMH_BMHSAD_WR</text:span><text:span text:style-name="T2">* </text:span><text:span text:style-name="T14">const</text:span><text:span text:style-name="T2"> sad_wr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Bmhhcnt</text:span><text:span text:style-name="T2">( </text:span><text:span text:style-name="T16">BYTE</text:span><text:span text:style-name="T2"> channel_no, </text:span><text:span text:style-name="T16">T_IM_BMH_BMHHCNT</text:span><text:span text:style-name="T2">* </text:span><text:span text:style-name="T14">const</text:span><text:span text:style-name="T2"> cn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16">INT32</text:span><text:span text:style-name="T2"> </text:span><text:span text:style-name="T3">Im_BMH_Get_Bmhaxierr</text:span><text:span text:style-name="T2">( </text:span><text:span text:style-name="T16">BYTE</text:span><text:span text:style-name="T2"> channel_no, </text:span><text:span text:style-name="T16">T_IM_BMH_AXI_STATUS</text:span><text:span text:style-name="T2">* </text:span><text:span text:style-name="T14">const</text:span><text:span text:style-name="T2"> sts );</text:span></text:p>
          </table:table-cell>
          <table:table-cell/>
        </table:table-row>
        <table:table-row table:style-name="ro2">
          <table:covered-table-cell table:style-name="ce1"/>
          <table:covered-table-cell/>
          <table:table-cell office:value-type="string" calcext:value-type="string">
            <text:p><text:span text:style-name="T17">extern</text:span><text:span text:style-name="T18">INT32</text:span><text:span text:style-name="T19"> </text:span><text:span text:style-name="T20">Im_BMH_Open</text:span><text:span text:style-name="T19">( </text:span><text:span text:style-name="T18">BYTE</text:span><text:span text:style-name="T19"> channel_no, </text:span><text:span text:style-name="T21">const</text:span><text:span text:style-name="T19"> </text:span><text:span text:style-name="T18">INT32</text:span><text:span text:style-name="T19"> tmout );</text:span></text:p>
          </table:table-cell>
          <table:table-cell/>
        </table:table-row>
        <table:table-row table:style-name="ro2">
          <table:table-cell table:style-name="ce1" office:value-type="string" calcext:value-type="string" table:number-columns-spanned="1" table:number-rows-spanned="7">
            <text:p>im_me.c</text:p>
          </table:table-cell>
          <table:table-cell office:value-type="string" calcext:value-type="string" table:number-columns-spanned="1" table:number-rows-spanned="7">
            <text:p>imme.c</text:p>
          </table:table-cell>
          <table:table-cell office:value-type="string" calcext:value-type="string">
            <text:p><text:span text:style-name="T6">extern</text:span><text:span text:style-name="T2"> </text:span><text:span text:style-name="T16">INT32</text:span><text:span text:style-name="T2"> </text:span><text:span text:style-name="T3">Im_ME_Init</text:span><text:span text:style-name="T2">( VOID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42">extern</text:span><text:span text:style-name="T43"> </text:span><text:span text:style-name="T44">INT32</text:span><text:span text:style-name="T43"> </text:span><text:span text:style-name="T45">Im_ME_Open</text:span><text:span text:style-name="T43">( </text:span><text:span text:style-name="T46">const</text:span><text:span text:style-name="T43"> </text:span><text:span text:style-name="T44">INT32</text:span><text:span text:style-name="T43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2"> </text:span><text:span text:style-name="T16">INT32</text:span><text:span text:style-name="T2"> </text:span><text:span text:style-name="T3">Im_ME_Close</text:span><text:span text:style-name="T2">( VOID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23"> </text:span><text:span text:style-name="T24">INT32</text:span><text:span text:style-name="T23"> </text:span><text:span text:style-name="T25">Im_ME_Ctrl</text:span><text:span text:style-name="T23">( </text:span><text:span text:style-name="T26">const</text:span><text:span text:style-name="T23"> </text:span><text:span text:style-name="T24">T_IM_ME_CTRL</text:span><text:span text:style-name="T23">* </text:span><text:span text:style-name="T26">const</text:span><text:span text:style-name="T23"> me_ctrl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22">extern</text:span><text:span text:style-name="T23"> </text:span><text:span text:style-name="T24">INT32</text:span><text:span text:style-name="T23"> </text:span><text:span text:style-name="T25">Im_ME_Start</text:span><text:span text:style-name="T23">( </text:span><text:span text:style-name="T26">const</text:span><text:span text:style-name="T23"> </text:span><text:span text:style-name="T24">T_IM_ME_START</text:span><text:span text:style-name="T23">* </text:span><text:span text:style-name="T26">const</text:span><text:span text:style-name="T23"> me_start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38">extern</text:span><text:span text:style-name="T2"> </text:span><text:span text:style-name="T16">INT32</text:span><text:span text:style-name="T2"> </text:span><text:span text:style-name="T3">Im_ME_Wait_End</text:span><text:span text:style-name="T2">( </text:span><text:span text:style-name="T16">UINT32</text:span><text:span text:style-name="T2">* </text:span><text:span text:style-name="T14">const</text:span><text:span text:style-name="T2"> p_wait_factor, </text:span><text:span text:style-name="T14">const</text:span><text:span text:style-name="T2"> </text:span><text:span text:style-name="T16">INT32</text:span><text:span text:style-name="T2"> wait_time );</text:span></text:p>
          </table:table-cell>
          <table:table-cell/>
        </table:table-row>
        <table:table-row table:style-name="ro2">
          <table:covered-table-cell table:number-columns-repeated="2"/>
          <table:table-cell office:value-type="string" calcext:value-type="string">
            <text:p><text:span text:style-name="T6">extern</text:span><text:span text:style-name="T2"> VOID </text:span><text:span text:style-name="T3">Im_ME_Int_Handler</text:span><text:span text:style-name="T2">( VOID );</text:span></text:p>
          </table:table-cell>
          <table:table-cell/>
        </table:table-row>
      </table:table>
      <table:table table:name="include的修改记录" table:style-name="ta1">
        <table:table-column table:style-name="co5" table:default-cell-style-name="Default"/>
        <table:table-column table:style-name="co6" table:default-cell-style-name="ce2"/>
        <table:table-row table:style-name="ro3">
          <table:table-cell office:value-type="string" calcext:value-type="string">
            <text:p>文件名</text:p>
          </table:table-cell>
          <table:table-cell table:style-name="Default" office:value-type="string" calcext:value-type="string">
            <text:p>包含的文件变化</text:p>
          </table:table-cell>
        </table:table-row>
        <table:table-row table:style-name="ro3">
          <table:table-cell office:value-type="string" calcext:value-type="string">
            <text:p>bf_startup.c</text:p>
          </table:table-cell>
          <table:table-cell table:style-name="Default" office:value-type="string" calcext:value-type="string">
            <text:p>#include "../../MILB_API/Project/ImageMacro/src/imb2r.h"</text:p>
          </table:table-cell>
        </table:table-row>
        <table:table-row table:style-name="ro2">
          <table:table-cell office:value-type="string" calcext:value-type="string">
            <text:p>interrupt.c</text:p>
          </table:table-cell>
          <table:table-cell office:value-type="string" calcext:value-type="string">
            <text:p><text:span text:style-name="T6">#include</text:span><text:span text:style-name="T47">"../../MILB_API/Project/ImageMacro/src/imb2r.h"</text:span></text:p>
          </table:table-cell>
        </table:table-row>
        <table:table-row table:style-name="ro2">
          <table:table-cell office:value-type="string" calcext:value-type="string">
            <text:p>ct_im_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.h"</text:span></text:p>
          </table:table-cell>
        </table:table-row>
        <table:table-row table:style-name="ro2">
          <table:table-cell office:value-type="string" calcext:value-type="string">
            <text:p>ct_im_ltm_ltm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.h"</text:span></text:p>
          </table:table-cell>
        </table:table-row>
        <table:table-row table:style-name="ro2">
          <table:table-cell office:value-type="string" calcext:value-type="string">
            <text:p>ct_im_r2y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.h"</text:span></text:p>
          </table:table-cell>
        </table:table-row>
        <table:table-row table:style-name="ro2">
          <table:table-cell office:value-type="string" calcext:value-type="string">
            <text:p>palladium_test_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imb2r.h"</text:span></text:p>
          </table:table-cell>
        </table:table-row>
        <table:table-row table:style-name="ro2">
          <table:table-cell office:value-type="string" calcext:value-type="string">
            <text:p>palladium_test_interrupt.c</text:p>
          </table:table-cell>
          <table:table-cell office:value-type="string" calcext:value-type="string">
            <text:p><text:span text:style-name="T6">#include</text:span><text:span text:style-name="T2"> </text:span><text:span text:style-name="T47">"imb2r.h"</text:span></text:p>
          </table:table-cell>
        </table:table-row>
        <table:table-row table:style-name="ro2">
          <table:table-cell office:value-type="string" calcext:value-type="string">
            <text:p>iq_bin_dbg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../../basefw/MILB_API/Project/ImageMacro/src/imb2r.h"</text:span></text:p>
          </table:table-cell>
        </table:table-row>
        <table:table-row table:style-name="ro2">
          <table:table-cell office:value-type="string" calcext:value-type="string">
            <text:p>iq_bin_dbg2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../../basefw/MILB_API/Project/ImageMacro/src/imb2r.h"</text:span></text:p>
          </table:table-cell>
        </table:table-row>
        <table:table-row table:style-name="ro2">
          <table:table-cell office:value-type="string" calcext:value-type="string">
            <text:p>iq_bin_para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../../basefw/MILB_API/Project/ImageMacro/src/imb2r.h"</text:span></text:p>
          </table:table-cell>
        </table:table-row>
        <table:table-row table:style-name="ro2">
          <table:table-cell office:value-type="string" calcext:value-type="string">
            <text:p>ctrl_pro2pipe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basefw/MILB_API/Project/ImageMacro/src/imb2r.h"</text:span>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bf_startup.c</text:p>
          </table:table-cell>
          <table:table-cell table:style-name="Default" office:value-type="string" calcext:value-type="string">
            <text:p>#include "../../MILB_API/Project/ImageMacro/src/imb2r1.h"//---------------------------------------------新加的头文件</text:p>
          </table:table-cell>
        </table:table-row>
        <table:table-row table:style-name="ro2">
          <table:table-cell office:value-type="string" calcext:value-type="string">
            <text:p>interrupt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MILB_API/Project/ImageMacro/src/imb2r1.h"</text:span></text:p>
          </table:table-cell>
        </table:table-row>
        <table:table-row table:style-name="ro2">
          <table:table-cell office:value-type="string" calcext:value-type="string">
            <text:p>ct_im_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1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_im_ltm_ltm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1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_im_r2y.c</text:p>
          </table:table-cell>
          <table:table-cell table:style-name="ce7" office:value-type="string" calcext:value-type="string">
            <text:p><text:span text:style-name="T6">#include</text:span><text:span text:style-name="T2"> </text:span><text:span text:style-name="T47">"../../ImageMacro/src/imb2r1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palladium_test_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imb2r1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rl_pro2pipe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basefw/MILB_API/Project/ImageMacro/src/imb2r1.h"</text:span><text:span text:style-name="T48">//---------------------------------------------新加的头文件</text:span>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ct_im_ltm_ltm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2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_im_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2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_im_r2y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2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rl_pro2pipe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basefw/MILB_API/Project/ImageMacro/src/imb2r2.h"</text:span><text:span text:style-name="T48">//---------------------------------------------新加的头文件</text:span>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ct_im_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3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iq_bin_para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../../basefw/MILB_API/Project/ImageMacro/src/imb2r3.h"</text:span><text:span text:style-name="T48">//---------------------------------------------新加的头文件</text:span>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ct_im_ltm_ltm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4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_im_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4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_im_r2y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2r4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iq_bin_para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../../basefw/MILB_API/Project/ImageMacro/src/imb2r4.h"</text:span><text:span text:style-name="T48">//---------------------------------------------新加的头文件</text:span></text:p>
          </table:table-cell>
        </table:table-row>
        <table:table-row table:style-name="ro2">
          <table:table-cell office:value-type="string" calcext:value-type="string">
            <text:p>ctrl_pro2pipe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basefw/MILB_API/Project/ImageMacro/src/imb2r4.h"</text:span><text:span text:style-name="T48">//---------------------------------------------新加的头文件</text:span></text:p>
          </table:table-cell>
        </table:table-row>
        <table:table-row table:style-name="ro3">
          <table:table-cell/>
          <table:table-cell table:style-name="Default"/>
        </table:table-row>
        <table:table-row table:style-name="ro2">
          <table:table-cell office:value-type="string" calcext:value-type="string">
            <text:p>interrupt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MILB_API/Project/ImageMacro/src/imbmh.h"</text:span></text:p>
          </table:table-cell>
        </table:table-row>
        <table:table-row table:style-name="ro2">
          <table:table-cell office:value-type="string" calcext:value-type="string">
            <text:p>ct_im_bmh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mh.h"</text:span></text:p>
          </table:table-cell>
        </table:table-row>
        <table:table-row table:style-name="ro2">
          <table:table-cell office:value-type="string" calcext:value-type="string">
            <text:p>palladium_test_interrupt.c</text:p>
          </table:table-cell>
          <table:table-cell office:value-type="string" calcext:value-type="string">
            <text:p><text:span text:style-name="T6">#include</text:span><text:span text:style-name="T2"> </text:span><text:span text:style-name="T47">"imbmh.h"</text:span></text:p>
          </table:table-cell>
        </table:table-row>
        <table:table-row table:style-name="ro3">
          <table:table-cell table:number-columns-repeated="2"/>
        </table:table-row>
        <table:table-row table:style-name="ro2">
          <table:table-cell office:value-type="string" calcext:value-type="string">
            <text:p>ct_im_bmh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bmh1.h"</text:span><text:span text:style-name="T48">//-------------------------------------------新加的头文件</text:span></text:p>
          </table:table-cell>
        </table:table-row>
        <table:table-row table:style-name="ro3">
          <table:table-cell/>
          <table:table-cell table:style-name="Default"/>
        </table:table-row>
        <table:table-row table:style-name="ro2">
          <table:table-cell office:value-type="string" calcext:value-type="string">
            <text:p>interrupt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MILB_API/Project/ImageMacro/src/imme.h"</text:span></text:p>
          </table:table-cell>
        </table:table-row>
        <table:table-row table:style-name="ro2">
          <table:table-cell office:value-type="string" calcext:value-type="string">
            <text:p>ip_mfn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../MILB_API/Project/ImageMacro/src/imme.h"</text:span></text:p>
          </table:table-cell>
        </table:table-row>
        <table:table-row table:style-name="ro2">
          <table:table-cell office:value-type="string" calcext:value-type="string">
            <text:p>ct_im_me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me.h"</text:span></text:p>
          </table:table-cell>
        </table:table-row>
        <table:table-row table:style-name="ro2">
          <table:table-cell office:value-type="string" calcext:value-type="string">
            <text:p>palladium_test_interrupt.c</text:p>
          </table:table-cell>
          <table:table-cell office:value-type="string" calcext:value-type="string">
            <text:p><text:span text:style-name="T6">#include</text:span><text:span text:style-name="T2"> </text:span><text:span text:style-name="T47">"imme.h"</text:span></text:p>
          </table:table-cell>
        </table:table-row>
        <table:table-row table:style-name="ro2">
          <table:table-cell office:value-type="string" calcext:value-type="string">
            <text:p>palladium_test_me.c</text:p>
          </table:table-cell>
          <table:table-cell office:value-type="string" calcext:value-type="string">
            <text:p><text:span text:style-name="T6">#include</text:span><text:span text:style-name="T2"> </text:span><text:span text:style-name="T47">"imme.h"</text:span></text:p>
          </table:table-cell>
        </table:table-row>
        <table:table-row table:style-name="ro2">
          <table:table-cell office:value-type="string" calcext:value-type="string">
            <text:p>ipc_vhd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../../../basefw/MILB_API/Project/ImageMacro/src/imme.h"</text:span></text:p>
          </table:table-cell>
        </table:table-row>
        <table:table-row table:style-name="ro2">
          <table:table-cell office:value-type="string" calcext:value-type="string">
            <text:p>ctrl_shd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basefw/MILB_API/Project/ImageMacro/src/imme.h"</text:span></text:p>
          </table:table-cell>
        </table:table-row>
        <table:table-row table:style-name="ro2">
          <table:table-cell office:value-type="string" calcext:value-type="string">
            <text:p>ctrl_vhd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basefw/MILB_API/Project/ImageMacro/src/imme.h"</text:span></text:p>
          </table:table-cell>
        </table:table-row>
        <table:table-row table:style-name="ro3">
          <table:table-cell/>
          <table:table-cell table:style-name="Default"/>
        </table:table-row>
        <table:table-row table:style-name="ro2">
          <table:table-cell office:value-type="string" calcext:value-type="string">
            <text:p>bf_startup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MILB_API/Project/ImageMacro/src/imrdma.h"</text:span></text:p>
          </table:table-cell>
        </table:table-row>
        <table:table-row table:style-name="ro2">
          <table:table-cell office:value-type="string" calcext:value-type="string">
            <text:p>interrupt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MILB_API/Project/ImageMacro/src/imrdma.h"</text:span></text:p>
          </table:table-cell>
        </table:table-row>
        <table:table-row table:style-name="ro2">
          <table:table-cell office:value-type="string" calcext:value-type="string">
            <text:p>ct_im_cnr.c</text:p>
          </table:table-cell>
          <table:table-cell office:value-type="string" calcext:value-type="string">
            <text:p><text:span text:style-name="T6">#include</text:span><text:span text:style-name="T2"> </text:span><text:span text:style-name="T47">"../../ImageMacro/src/imrdma.h"</text:span></text:p>
          </table:table-cell>
        </table:table-row>
        <table:table-row table:style-name="ro2">
          <table:table-cell office:value-type="string" calcext:value-type="string">
            <text:p>im_r2y.c</text:p>
          </table:table-cell>
          <table:table-cell office:value-type="string" calcext:value-type="string">
            <text:p><text:span text:style-name="T6">#include</text:span><text:span text:style-name="T2"> </text:span><text:span text:style-name="T47">"imrdma.h"</text:span></text:p>
          </table:table-cell>
        </table:table-row>
        <table:table-row table:style-name="ro2">
          <table:table-cell office:value-type="string" calcext:value-type="string">
            <text:p>imb2r.c</text:p>
          </table:table-cell>
          <table:table-cell office:value-type="string" calcext:value-type="string">
            <text:p><text:span text:style-name="T6">#include</text:span><text:span text:style-name="T2"> </text:span><text:span text:style-name="T47">"imrdma.h"</text:span></text:p>
          </table:table-cell>
        </table:table-row>
        <table:table-row table:style-name="ro2">
          <table:table-cell office:value-type="string" calcext:value-type="string">
            <text:p>imb2r1.c</text:p>
          </table:table-cell>
          <table:table-cell office:value-type="string" calcext:value-type="string">
            <text:p><text:span text:style-name="T6">#include</text:span><text:span text:style-name="T2"> </text:span><text:span text:style-name="T47">"imrdma.h"</text:span></text:p>
          </table:table-cell>
        </table:table-row>
        <table:table-row table:style-name="ro2">
          <table:table-cell office:value-type="string" calcext:value-type="string">
            <text:p>imb2r2.c</text:p>
          </table:table-cell>
          <table:table-cell office:value-type="string" calcext:value-type="string">
            <text:p><text:span text:style-name="T6">#include</text:span><text:span text:style-name="T2"> </text:span><text:span text:style-name="T47">"imrdma.h"</text:span></text:p>
          </table:table-cell>
        </table:table-row>
        <table:table-row table:style-name="ro2">
          <table:table-cell office:value-type="string" calcext:value-type="string">
            <text:p>imb2r3.c</text:p>
          </table:table-cell>
          <table:table-cell office:value-type="string" calcext:value-type="string">
            <text:p><text:span text:style-name="T6">#include</text:span><text:span text:style-name="T2"> </text:span><text:span text:style-name="T47">"imrdma.h"</text:span></text:p>
          </table:table-cell>
        </table:table-row>
        <table:table-row table:style-name="ro2">
          <table:table-cell office:value-type="string" calcext:value-type="string">
            <text:p>imb2r4.c</text:p>
          </table:table-cell>
          <table:table-cell office:value-type="string" calcext:value-type="string">
            <text:p><text:span text:style-name="T6">#include</text:span><text:span text:style-name="T2"> </text:span><text:span text:style-name="T47">"imrdma.h"</text:span></text:p>
          </table:table-cell>
        </table:table-row>
        <table:table-row table:style-name="ro2">
          <table:table-cell office:value-type="string" calcext:value-type="string">
            <text:p>palladium_test_cnr.c</text:p>
          </table:table-cell>
          <table:table-cell office:value-type="string" calcext:value-type="string">
            <text:p><text:span text:style-name="T6">#include</text:span><text:span text:style-name="T2"> </text:span><text:span text:style-name="T47">"imrdma.h"</text:span></text:p>
          </table:table-cell>
        </table:table-row>
      </table:table>
      <table:table table:name="变量等修改记录" table:style-name="ta1">
        <table:table-column table:style-name="co4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row table:style-name="ro3">
          <table:table-cell office:value-type="string" calcext:value-type="string">
            <text:p>所属文件名</text:p>
          </table:table-cell>
          <table:table-cell office:value-type="string" calcext:value-type="string">
            <text:p>类型</text:p>
          </table:table-cell>
          <table:table-cell office:value-type="string" calcext:value-type="string">
            <text:p>修改前</text:p>
          </table:table-cell>
          <table:table-cell office:value-type="string" calcext:value-type="string">
            <text:p>修改后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OFF</text:p>
          </table:table-cell>
          <table:table-cell office:value-type="string" calcext:value-type="string">
            <text:p>ImMe_D_IM_ME_OFF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ON</text:p>
          </table:table-cell>
          <table:table-cell office:value-type="string" calcext:value-type="string">
            <text:p>ImMe_D_IM_ME_ON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ENABLE</text:p>
          </table:table-cell>
          <table:table-cell office:value-type="string" calcext:value-type="string">
            <text:p>ImMe_D_IM_ME_ENABL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VEC_CANCEL_MODE_OFF</text:p>
          </table:table-cell>
          <table:table-cell office:value-type="string" calcext:value-type="string">
            <text:p>ImMe_D_IM_ME_VEC_CANCEL_MODE_OFF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PRE_VEC_HSIZE_512</text:p>
          </table:table-cell>
          <table:table-cell office:value-type="string" calcext:value-type="string">
            <text:p>ImMe_D_IM_ME_PRE_VEC_HSIZE_512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ME_PRE_VEC_HSIZE_1024</text:p>
          </table:table-cell>
          <table:table-cell table:style-name="ce5" office:value-type="string" calcext:value-type="string">
            <text:p>ImMe_D_IM_ME_PRE_VEC_HSIZE_1024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INTMODE_AFTER_CYCLE</text:p>
          </table:table-cell>
          <table:table-cell office:value-type="string" calcext:value-type="string">
            <text:p>ImMe_D_IM_ME_INTMODE_AFTER_CYCL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INTMODE_LOGICAL_OR</text:p>
          </table:table-cell>
          <table:table-cell office:value-type="string" calcext:value-type="string">
            <text:p>ImMe_D_IM_ME_INTMODE_LOGICAL_OR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CUR_MARGIN_0</text:p>
          </table:table-cell>
          <table:table-cell office:value-type="string" calcext:value-type="string">
            <text:p>ImMe_D_IM_ME_CUR_MARGIN_0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CUR_MARGIN_4</text:p>
          </table:table-cell>
          <table:table-cell office:value-type="string" calcext:value-type="string">
            <text:p>ImMe_D_IM_ME_CUR_MARGIN_4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CUR_MARGIN_8</text:p>
          </table:table-cell>
          <table:table-cell office:value-type="string" calcext:value-type="string">
            <text:p>ImMe_D_IM_ME_CUR_MARGIN_8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ABT_FIXED</text:p>
          </table:table-cell>
          <table:table-cell office:value-type="string" calcext:value-type="string">
            <text:p>ImMe_D_IM_ME_ABT_FIXED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ABT_ROUND</text:p>
          </table:table-cell>
          <table:table-cell office:value-type="string" calcext:value-type="string">
            <text:p>ImMe_D_IM_ME_ABT_ROUND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BNUM_H_MAX</text:p>
          </table:table-cell>
          <table:table-cell office:value-type="string" calcext:value-type="string">
            <text:p>ImMe_D_IM_ME_MBNUM_H_MA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BNUM_V_MAX</text:p>
          </table:table-cell>
          <table:table-cell office:value-type="string" calcext:value-type="string">
            <text:p>ImMe_D_IM_ME_MBNUM_V_MA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INPUTMODE_INTERLACE</text:p>
          </table:table-cell>
          <table:table-cell office:value-type="string" calcext:value-type="string">
            <text:p>ImMe_D_IM_ME_INPUTMODE_INTERLAC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INPUTMODE_PROGRESSIVE</text:p>
          </table:table-cell>
          <table:table-cell office:value-type="string" calcext:value-type="string">
            <text:p>ImMe_D_IM_ME_INPUTMODE_PROGRESSIV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REFTXB_TOP</text:p>
          </table:table-cell>
          <table:table-cell office:value-type="string" calcext:value-type="string">
            <text:p>ImMe_D_IM_ME_REFTXB_TOP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REFTXB_BOTTOM</text:p>
          </table:table-cell>
          <table:table-cell office:value-type="string" calcext:value-type="string">
            <text:p>ImMe_D_IM_ME_REFTXB_BOTTOM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OUTLIMIT_NOLIMIT0</text:p>
          </table:table-cell>
          <table:table-cell office:value-type="string" calcext:value-type="string">
            <text:p>ImMe_D_IM_ME_OUTLIMIT_NOLIMIT0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OUTLIMIT_TOP</text:p>
          </table:table-cell>
          <table:table-cell office:value-type="string" calcext:value-type="string">
            <text:p>ImMe_D_IM_ME_OUTLIMIT_TOP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BANKNUM_1</text:p>
          </table:table-cell>
          <table:table-cell office:value-type="string" calcext:value-type="string">
            <text:p>ImMe_D_IM_ME_BANKNUM_1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BANKNUM_4</text:p>
          </table:table-cell>
          <table:table-cell office:value-type="string" calcext:value-type="string">
            <text:p>ImMe_D_IM_ME_BANKNUM_4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DIR_FWD</text:p>
          </table:table-cell>
          <table:table-cell office:value-type="string" calcext:value-type="string">
            <text:p>ImMe_D_IM_ME_M1ORG_DIR_FWD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DIR_BWD</text:p>
          </table:table-cell>
          <table:table-cell office:value-type="string" calcext:value-type="string">
            <text:p>ImMe_D_IM_ME_M1ORG_DIR_BWD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PARI_TOP</text:p>
          </table:table-cell>
          <table:table-cell office:value-type="string" calcext:value-type="string">
            <text:p>ImMe_D_IM_ME_M1ORG_PARI_TOP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PARI_BOTTOM</text:p>
          </table:table-cell>
          <table:table-cell office:value-type="string" calcext:value-type="string">
            <text:p>ImMe_D_IM_ME_M1ORG_PARI_BOTTOM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READ_FIXED</text:p>
          </table:table-cell>
          <table:table-cell office:value-type="string" calcext:value-type="string">
            <text:p>ImMe_D_IM_ME_M1ORG_READ_FIXED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READ_SDRAM</text:p>
          </table:table-cell>
          <table:table-cell office:value-type="string" calcext:value-type="string">
            <text:p>ImMe_D_IM_ME_M1ORG_READ_SDRAM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SAD_SAVE</text:p>
          </table:table-cell>
          <table:table-cell office:value-type="string" calcext:value-type="string">
            <text:p>ImMe_D_IM_ME_M1ORG_SAD_SAV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SAD_WRITE</text:p>
          </table:table-cell>
          <table:table-cell office:value-type="string" calcext:value-type="string">
            <text:p>ImMe_D_IM_ME_M1ORG_SAD_WRIT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ME_M1ORG_SAD_MIN1</text:p>
          </table:table-cell>
          <table:table-cell office:value-type="string" calcext:value-type="string">
            <text:p>ImMe_D_IM_ME_M1ORG_SAD_MIN1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VECM_WRITE0</text:p>
          </table:table-cell>
          <table:table-cell office:value-type="string" calcext:value-type="string">
            <text:p>ImMe_D_IM_ME_M1ORG_VECM_WRITE0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VECM_WRITE1</text:p>
          </table:table-cell>
          <table:table-cell office:value-type="string" calcext:value-type="string">
            <text:p>ImMe_D_IM_ME_M1ORG_VECM_WRITE1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VECS_SAVE</text:p>
          </table:table-cell>
          <table:table-cell office:value-type="string" calcext:value-type="string">
            <text:p>ImMe_D_IM_ME_M1ORG_VECS_SAV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PICT_P</text:p>
          </table:table-cell>
          <table:table-cell office:value-type="string" calcext:value-type="string">
            <text:p>ImMe_D_IM_ME_M1ORG_PICT_P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ORG_PICT_I</text:p>
          </table:table-cell>
          <table:table-cell office:value-type="string" calcext:value-type="string">
            <text:p>ImMe_D_IM_ME_M1ORG_PICT_I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M1CRCT_KY_MAX</text:p>
          </table:table-cell>
          <table:table-cell office:value-type="string" calcext:value-type="string">
            <text:p>ImMe_D_IM_ME_M1CRCT_KY_MA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ME_M1CRCT_KX_MAX</text:p>
          </table:table-cell>
          <table:table-cell office:value-type="string" calcext:value-type="string">
            <text:p>ImMe_D_IM_ME_M1CRCT_KX_MA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SPLITMODE_NORMAL</text:p>
          </table:table-cell>
          <table:table-cell office:value-type="string" calcext:value-type="string">
            <text:p>ImMe_D_IM_ME_SPLITMODE_NORMAL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SPLITMODE_VERTICAL</text:p>
          </table:table-cell>
          <table:table-cell office:value-type="string" calcext:value-type="string">
            <text:p>ImMe_D_IM_ME_SPLITMODE_VERTICAL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ME_LINEINTV_2QMB</text:p>
          </table:table-cell>
          <table:table-cell table:style-name="ce5" office:value-type="string" calcext:value-type="string">
            <text:p>ImMe_D_IM_ME_LINEINTV_2QMB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LINEINTV_3QMB</text:p>
          </table:table-cell>
          <table:table-cell office:value-type="string" calcext:value-type="string">
            <text:p>ImMe_D_IM_ME_LINEINTV_3QMB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VEC_LIMITV_MAX</text:p>
          </table:table-cell>
          <table:table-cell office:value-type="string" calcext:value-type="string">
            <text:p>ImMe_D_IM_ME_VEC_LIMITV_MA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ME_SRCH_WIDTH_MAX</text:p>
          </table:table-cell>
          <table:table-cell office:value-type="string" calcext:value-type="string">
            <text:p>ImMe_D_IM_ME_SRCH_WIDTH_MA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枚举项</text:p>
          </table:table-cell>
          <table:table-cell office:value-type="string" calcext:value-type="string">
            <text:p>E_IM_ME_PPNUM_MAX</text:p>
          </table:table-cell>
          <table:table-cell office:value-type="string" calcext:value-type="string">
            <text:p>ImMe_E_IM_ME_PPNUM_MA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ME_CALLBACK</text:p>
          </table:table-cell>
          <table:table-cell office:value-type="string" calcext:value-type="string">
            <text:p>ImMeCallback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pp_enable</text:p>
          </table:table-cell>
          <table:table-cell office:value-type="string" calcext:value-type="string">
            <text:p>ppEnabl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int_mode</text:p>
          </table:table-cell>
          <table:table-cell table:style-name="ce8" office:value-type="string" calcext:value-type="string">
            <text:p>int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read_mode</text:p>
          </table:table-cell>
          <table:table-cell office:value-type="string" calcext:value-type="string">
            <text:p>read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sad0_mode</text:p>
          </table:table-cell>
          <table:table-cell office:value-type="string" calcext:value-type="string">
            <text:p>sad0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sad1_mode</text:p>
          </table:table-cell>
          <table:table-cell office:value-type="string" calcext:value-type="string">
            <text:p>sad1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vec_mode</text:p>
          </table:table-cell>
          <table:table-cell office:value-type="string" calcext:value-type="string">
            <text:p>vec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vec_select</text:p>
          </table:table-cell>
          <table:table-cell office:value-type="string" calcext:value-type="string">
            <text:p>vecSelect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pic_type</text:p>
          </table:table-cell>
          <table:table-cell office:value-type="string" calcext:value-type="string">
            <text:p>picTyp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front_ky</text:p>
          </table:table-cell>
          <table:table-cell office:value-type="string" calcext:value-type="string">
            <text:p>frontKy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front_kx</text:p>
          </table:table-cell>
          <table:table-cell table:style-name="ce12" office:value-type="string" calcext:value-type="string">
            <text:p>frontK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back_kx</text:p>
          </table:table-cell>
          <table:table-cell office:value-type="string" calcext:value-type="string">
            <text:p>backK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front_h</text:p>
          </table:table-cell>
          <table:table-cell office:value-type="string" calcext:value-type="string">
            <text:p>front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front_v</text:p>
          </table:table-cell>
          <table:table-cell office:value-type="string" calcext:value-type="string">
            <text:p>frontV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back_h</text:p>
          </table:table-cell>
          <table:table-cell office:value-type="string" calcext:value-type="string">
            <text:p>back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back_v</text:p>
          </table:table-cell>
          <table:table-cell office:value-type="string" calcext:value-type="string">
            <text:p>backV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p_pic</text:p>
          </table:table-cell>
          <table:table-cell office:value-type="string" calcext:value-type="string">
            <text:p>pPic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b_pic</text:p>
          </table:table-cell>
          <table:table-cell office:value-type="string" calcext:value-type="string">
            <text:p>bPic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th_h</text:p>
          </table:table-cell>
          <table:table-cell office:value-type="string" calcext:value-type="string">
            <text:p>th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th_v</text:p>
          </table:table-cell>
          <table:table-cell office:value-type="string" calcext:value-type="string">
            <text:p>thV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ME_CTRL</text:p>
          </table:table-cell>
          <table:table-cell office:value-type="string" calcext:value-type="string">
            <text:p>ImMeCtrl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ME_START</text:p>
          </table:table-cell>
          <table:table-cell office:value-type="string" calcext:value-type="string">
            <text:p>ImMeStart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wait_cycle</text:p>
          </table:table-cell>
          <table:table-cell office:value-type="string" calcext:value-type="string">
            <text:p>waitCycl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wait_onoff</text:p>
          </table:table-cell>
          <table:table-cell office:value-type="string" calcext:value-type="string">
            <text:p>waitOnoff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pause_line</text:p>
          </table:table-cell>
          <table:table-cell office:value-type="string" calcext:value-type="string">
            <text:p>pauseLin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pause_onoff</text:p>
          </table:table-cell>
          <table:table-cell office:value-type="string" calcext:value-type="string">
            <text:p>pauseOnoff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v_plus</text:p>
          </table:table-cell>
          <table:table-cell table:style-name="ce8" office:value-type="string" calcext:value-type="string">
            <text:p>vPlus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v_minus</text:p>
          </table:table-cell>
          <table:table-cell office:value-type="string" calcext:value-type="string">
            <text:p>vMinus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h_plus</text:p>
          </table:table-cell>
          <table:table-cell table:style-name="ce8" office:value-type="string" calcext:value-type="string">
            <text:p>hPlus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h_minus</text:p>
          </table:table-cell>
          <table:table-cell table:style-name="ce8" office:value-type="string" calcext:value-type="string">
            <text:p>hMinus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line_interval</text:p>
          </table:table-cell>
          <table:table-cell table:style-name="ce8" office:value-type="string" calcext:value-type="string">
            <text:p>lineInterval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init_pos_y</text:p>
          </table:table-cell>
          <table:table-cell office:value-type="string" calcext:value-type="string">
            <text:p>initPosY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input_mode</text:p>
          </table:table-cell>
          <table:table-cell table:style-name="ce8" office:value-type="string" calcext:value-type="string">
            <text:p>input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ref_txb</text:p>
          </table:table-cell>
          <table:table-cell table:style-name="ce8" office:value-type="string" calcext:value-type="string">
            <text:p>refTxb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out_limit</text:p>
          </table:table-cell>
          <table:table-cell table:style-name="ce9" office:value-type="string" calcext:value-type="string">
            <text:p>outLimit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bank_num</text:p>
          </table:table-cell>
          <table:table-cell table:style-name="ce8" office:value-type="string" calcext:value-type="string">
            <text:p>bankNum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m1org_mode</text:p>
          </table:table-cell>
          <table:table-cell table:style-name="ce8" office:value-type="string" calcext:value-type="string">
            <text:p>m1org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core_mode</text:p>
          </table:table-cell>
          <table:table-cell table:style-name="ce8" office:value-type="string" calcext:value-type="string">
            <text:p>core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fwd_pvec</text:p>
          </table:table-cell>
          <table:table-cell table:style-name="ce8" office:value-type="string" calcext:value-type="string">
            <text:p>fwdPvec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fwd_8pel</text:p>
          </table:table-cell>
          <table:table-cell table:style-name="ce8" office:value-type="string" calcext:value-type="string">
            <text:p>fwd8pel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r_cache_type</text:p>
          </table:table-cell>
          <table:table-cell table:style-name="ce8" office:value-type="string" calcext:value-type="string">
            <text:p>rCacheTyp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r_protect_type</text:p>
          </table:table-cell>
          <table:table-cell table:style-name="ce8" office:value-type="string" calcext:value-type="string">
            <text:p>rProtectTyp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w_cache_type</text:p>
          </table:table-cell>
          <table:table-cell table:style-name="ce8" office:value-type="string" calcext:value-type="string">
            <text:p>wCacheTyp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w_protect_type</text:p>
          </table:table-cell>
          <table:table-cell table:style-name="ce8" office:value-type="string" calcext:value-type="string">
            <text:p>wProtectTyp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pme_num</text:p>
          </table:table-cell>
          <table:table-cell table:style-name="ce8" office:value-type="string" calcext:value-type="string">
            <text:p>pmeNum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abt_type</text:p>
          </table:table-cell>
          <table:table-cell table:style-name="ce8" office:value-type="string" calcext:value-type="string">
            <text:p>abtTyp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bank_tbl</text:p>
          </table:table-cell>
          <table:table-cell table:style-name="ce8" office:value-type="string" calcext:value-type="string">
            <text:p>bankTbl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axi_if</text:p>
          </table:table-cell>
          <table:table-cell table:style-name="ce8" office:value-type="string" calcext:value-type="string">
            <text:p>axiIf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mbnum_h</text:p>
          </table:table-cell>
          <table:table-cell table:style-name="ce8" office:value-type="string" calcext:value-type="string">
            <text:p>mbnum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mbnum_v</text:p>
          </table:table-cell>
          <table:table-cell table:style-name="ce9" office:value-type="string" calcext:value-type="string">
            <text:p>mbnumV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9" office:value-type="string" calcext:value-type="string">
            <text:p>cancel_mode</text:p>
          </table:table-cell>
          <table:table-cell table:style-name="ce8" office:value-type="string" calcext:value-type="string">
            <text:p>cancelMod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cancel_threshold_hi</text:p>
          </table:table-cell>
          <table:table-cell table:style-name="ce8" office:value-type="string" calcext:value-type="string">
            <text:p>cancelThresholdHi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cancel_threshold_lo</text:p>
          </table:table-cell>
          <table:table-cell table:style-name="ce8" office:value-type="string" calcext:value-type="string">
            <text:p>cancelThresholdLo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vec_hsize</text:p>
          </table:table-cell>
          <table:table-cell table:style-name="ce9" office:value-type="string" calcext:value-type="string">
            <text:p>vecHsize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pre_shift_x</text:p>
          </table:table-cell>
          <table:table-cell table:style-name="ce8" office:value-type="string" calcext:value-type="string">
            <text:p>preShiftX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0" office:value-type="string" calcext:value-type="string">
            <text:p>pre_shift_y</text:p>
          </table:table-cell>
          <table:table-cell table:style-name="ce8" office:value-type="string" calcext:value-type="string">
            <text:p>preShiftY</text:p>
          </table:table-cell>
          <table:table-cell/>
        </table:table-row>
        <table:table-row table:style-name="ro2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<text:span text:style-name="T49">pre_r_addr_hi</text:span><text:span text:style-name="T2">;</text:span></text:p>
          </table:table-cell>
          <table:table-cell table:style-name="ce8" office:value-type="string" calcext:value-type="string">
            <text:p>preRAddrHi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0" office:value-type="string" calcext:value-type="string">
            <text:p>pre_r_addr_lo</text:p>
          </table:table-cell>
          <table:table-cell table:style-name="ce8" office:value-type="string" calcext:value-type="string">
            <text:p>preRAddrLo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0" office:value-type="string" calcext:value-type="string">
            <text:p>cur_r_addr_hi</text:p>
          </table:table-cell>
          <table:table-cell table:style-name="ce8" office:value-type="string" calcext:value-type="string">
            <text:p>curRAddrHi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0" office:value-type="string" calcext:value-type="string">
            <text:p>cur_r_addr_lo</text:p>
          </table:table-cell>
          <table:table-cell table:style-name="ce8" office:value-type="string" calcext:value-type="string">
            <text:p>curRAddrLo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vec_w_addr_hi</text:p>
          </table:table-cell>
          <table:table-cell table:style-name="ce8" office:value-type="string" calcext:value-type="string">
            <text:p>vecWAddrHi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vec_w_addr_lo</text:p>
          </table:table-cell>
          <table:table-cell table:style-name="ce8" office:value-type="string" calcext:value-type="string">
            <text:p>vecWAddrLo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pre_gwidth</text:p>
          </table:table-cell>
          <table:table-cell table:style-name="ce8" office:value-type="string" calcext:value-type="string">
            <text:p>preGwidt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pre_width</text:p>
          </table:table-cell>
          <table:table-cell table:style-name="ce8" office:value-type="string" calcext:value-type="string">
            <text:p>preWidt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pre_height</text:p>
          </table:table-cell>
          <table:table-cell table:style-name="ce8" office:value-type="string" calcext:value-type="string">
            <text:p>preHeight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cur_gwidth</text:p>
          </table:table-cell>
          <table:table-cell table:style-name="ce8" office:value-type="string" calcext:value-type="string">
            <text:p>curGwidt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cur_margin_width</text:p>
          </table:table-cell>
          <table:table-cell table:style-name="ce8" office:value-type="string" calcext:value-type="string">
            <text:p>curMarginWidt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cur_margin_height</text:p>
          </table:table-cell>
          <table:table-cell table:style-name="ce8" office:value-type="string" calcext:value-type="string">
            <text:p>curMarginHeight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prefetch_width</text:p>
          </table:table-cell>
          <table:table-cell table:style-name="ce8" office:value-type="string" calcext:value-type="string">
            <text:p>prefetchWidt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prefetch_height</text:p>
          </table:table-cell>
          <table:table-cell table:style-name="ce8" office:value-type="string" calcext:value-type="string">
            <text:p>prefetchHeight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search_width</text:p>
          </table:table-cell>
          <table:table-cell table:style-name="ce8" office:value-type="string" calcext:value-type="string">
            <text:p>searchWidth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结构体中变量</text:p>
          </table:table-cell>
          <table:table-cell table:style-name="ce11" office:value-type="string" calcext:value-type="string">
            <text:p>search_height</text:p>
          </table:table-cell>
          <table:table-cell table:style-name="ce8" office:value-type="string" calcext:value-type="string">
            <text:p>searchHeight</text:p>
          </table:table-cell>
          <table:table-cell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公有函数名</text:p>
          </table:table-cell>
          <table:table-cell office:value-type="string" calcext:value-type="string">
            <text:p>暂时还没来得及改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mme.h</text:p>
          </table:table-cell>
          <table:table-cell office:value-type="string" calcext:value-type="string">
            <text:p>公有函数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BMH_SEM_TIMEOUT_ERR</text:p>
          </table:table-cell>
          <table:table-cell table:style-name="ce5" office:value-type="string" calcext:value-type="string">
            <text:p>ImBmh_D_IM_BMH_SEM_TIMEOUT_ERR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BMH_FLG_BMH_END</text:p>
          </table:table-cell>
          <table:table-cell table:style-name="ce5" office:value-type="string" calcext:value-type="string">
            <text:p>ImBmh_D_IM_BMH_FLG_BMH_END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BMH_FLG_BMH_AXI_ERR</text:p>
          </table:table-cell>
          <table:table-cell table:style-name="ce5" office:value-type="string" calcext:value-type="string">
            <text:p>ImBmh_D_IM_BMH_FLG_BMH_AXI_ERR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CALLBACK</text:p>
          </table:table-cell>
          <table:table-cell table:style-name="ce5" office:value-type="string" calcext:value-type="string">
            <text:p>ImBmhCallback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CTRL</text:p>
          </table:table-cell>
          <table:table-cell table:style-name="ce5" office:value-type="string" calcext:value-type="string">
            <text:p>ImBmhCtrl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AXI</text:p>
          </table:table-cell>
          <table:table-cell table:style-name="ce5" office:value-type="string" calcext:value-type="string">
            <text:p>ImBmhAxi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table:style-name="ce12" office:value-type="string" calcext:value-type="string">
            <text:p>T_IM_BMH_AXI_STATUS</text:p>
          </table:table-cell>
          <table:table-cell table:style-name="ce13" office:value-type="string" calcext:value-type="string">
            <text:p>ImBmhAxiStatus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BMHRE</text:p>
          </table:table-cell>
          <table:table-cell table:style-name="ce13" office:value-type="string" calcext:value-type="string">
            <text:p>ImBmhBmhre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table:style-name="ce12" office:value-type="string" calcext:value-type="string">
            <text:p>T_IM_BMH_RSST</text:p>
          </table:table-cell>
          <table:table-cell table:style-name="ce13" office:value-type="string" calcext:value-type="string">
            <text:p>ImBmhRsst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table:style-name="ce12" office:value-type="string" calcext:value-type="string">
            <text:p>T_IM_BMH_BMHCONT</text:p>
          </table:table-cell>
          <table:table-cell table:style-name="ce13" office:value-type="string" calcext:value-type="string">
            <text:p>ImBmhBmhcont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table:style-name="ce12" office:value-type="string" calcext:value-type="string">
            <text:p>T_IM_BMH_BMHHCNT</text:p>
          </table:table-cell>
          <table:table-cell table:style-name="ce13" office:value-type="string" calcext:value-type="string">
            <text:p>ImBmhBmhhcnt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BMHSAD_WR</text:p>
          </table:table-cell>
          <table:table-cell table:style-name="ce5" office:value-type="string" calcext:value-type="string">
            <text:p>ImBmhBmhsadWr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CTRL_DMA</text:p>
          </table:table-cell>
          <table:table-cell table:style-name="ce5" office:value-type="string" calcext:value-type="string">
            <text:p>ImBmhCtrlDma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table:style-name="ce13" office:value-type="string" calcext:value-type="string">
            <text:p>T_IM_BMH_CUR_BLOCK</text:p>
          </table:table-cell>
          <table:table-cell table:style-name="ce5" office:value-type="string" calcext:value-type="string">
            <text:p>ImBmhCurBlock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table:style-name="ce13" office:value-type="string" calcext:value-type="string">
            <text:p>T_IM_BMH_REF_BLOCK</text:p>
          </table:table-cell>
          <table:table-cell table:style-name="ce5" office:value-type="string" calcext:value-type="string">
            <text:p>ImBmhRefBlock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LUT</text:p>
          </table:table-cell>
          <table:table-cell table:style-name="ce5" office:value-type="string" calcext:value-type="string">
            <text:p>ImBmhLut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SADR_000</text:p>
          </table:table-cell>
          <table:table-cell table:style-name="ce5" office:value-type="string" calcext:value-type="string">
            <text:p>ImBmhSadr000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SADR_001</text:p>
          </table:table-cell>
          <table:table-cell table:style-name="ce5" office:value-type="string" calcext:value-type="string">
            <text:p>ImBmhSadr001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SADR_010</text:p>
          </table:table-cell>
          <table:table-cell table:style-name="ce5" office:value-type="string" calcext:value-type="string">
            <text:p>ImBmhSadr010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SADR_011</text:p>
          </table:table-cell>
          <table:table-cell table:style-name="ce5" office:value-type="string" calcext:value-type="string">
            <text:p>ImBmhSadr011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SADR_100</text:p>
          </table:table-cell>
          <table:table-cell table:style-name="ce5" office:value-type="string" calcext:value-type="string">
            <text:p>ImBmhSadr100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SADR_101</text:p>
          </table:table-cell>
          <table:table-cell table:style-name="ce5" office:value-type="string" calcext:value-type="string">
            <text:p>ImBmhSadr101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</text:p>
          </table:table-cell>
          <table:table-cell office:value-type="string" calcext:value-type="string">
            <text:p>T_IM_BMH_SADR_110</text:p>
          </table:table-cell>
          <table:table-cell table:style-name="ce5" office:value-type="string" calcext:value-type="string">
            <text:p>ImBmhSadr110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read_cache_type</text:p>
          </table:table-cell>
          <table:table-cell table:style-name="ce5" office:value-type="string" calcext:value-type="string">
            <text:p>readCacheType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office:value-type="string" calcext:value-type="string">
            <text:p>read_protection_type</text:p>
          </table:table-cell>
          <table:table-cell table:style-name="ce5" office:value-type="string" calcext:value-type="string">
            <text:p>readProtectionType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write_cache_type</text:p>
          </table:table-cell>
          <table:table-cell table:style-name="ce8" office:value-type="string" calcext:value-type="string">
            <text:p>writeCacheType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write_protection_type</text:p>
          </table:table-cell>
          <table:table-cell table:style-name="ce8" office:value-type="string" calcext:value-type="string">
            <text:p>writeProtectionType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read_channel_response</text:p>
          </table:table-cell>
          <table:table-cell table:style-name="ce8" office:value-type="string" calcext:value-type="string">
            <text:p>writeChannelResponse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write_channel_response</text:p>
          </table:table-cell>
          <table:table-cell table:style-name="ce8" office:value-type="string" calcext:value-type="string">
            <text:p>writeChannelResponse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9" office:value-type="string" calcext:value-type="string">
            <text:p>sad_wr</text:p>
          </table:table-cell>
          <table:table-cell table:style-name="ce8" office:value-type="string" calcext:value-type="string">
            <text:p>sadWr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ghsize_cur</text:p>
          </table:table-cell>
          <table:table-cell table:style-name="ce8" office:value-type="string" calcext:value-type="string">
            <text:p>ghsizeCur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ghsize_ref</text:p>
          </table:table-cell>
          <table:table-cell office:value-type="string" calcext:value-type="string">
            <text:p>ghsizeRef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hsize_ref</text:p>
          </table:table-cell>
          <table:table-cell table:style-name="ce8" office:value-type="string" calcext:value-type="string">
            <text:p>hsizeRef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vsize_ref</text:p>
          </table:table-cell>
          <table:table-cell table:style-name="ce8" office:value-type="string" calcext:value-type="string">
            <text:p>vsizeRef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cur_write_flg</text:p>
          </table:table-cell>
          <table:table-cell table:style-name="ce8" office:value-type="string" calcext:value-type="string">
            <text:p>curWriteFlg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cur_data</text:p>
          </table:table-cell>
          <table:table-cell table:style-name="ce8" office:value-type="string" calcext:value-type="string">
            <text:p>curData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ref_write_flg</text:p>
          </table:table-cell>
          <table:table-cell table:style-name="ce8" office:value-type="string" calcext:value-type="string">
            <text:p>refWriteFlg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ref_data</text:p>
          </table:table-cell>
          <table:table-cell table:style-name="ce8" office:value-type="string" calcext:value-type="string">
            <text:p>refData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pos_integer</text:p>
          </table:table-cell>
          <table:table-cell table:style-name="ce8" office:value-type="string" calcext:value-type="string">
            <text:p>posInteger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pos_fraction</text:p>
          </table:table-cell>
          <table:table-cell table:style-name="ce8" office:value-type="string" calcext:value-type="string">
            <text:p>posFraction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cur_max</text:p>
          </table:table-cell>
          <table:table-cell table:style-name="ce8" office:value-type="string" calcext:value-type="string">
            <text:p>curMax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结构体中变量</text:p>
          </table:table-cell>
          <table:table-cell table:style-name="ce8" office:value-type="string" calcext:value-type="string">
            <text:p>cur_min</text:p>
          </table:table-cell>
          <table:table-cell office:value-type="string" calcext:value-type="string">
            <text:p>curMin</text:p>
          </table:table-cell>
          <table:table-cell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公有函数名</text:p>
          </table:table-cell>
          <table:table-cell office:value-type="string" calcext:value-type="string">
            <text:p>暂时还没来得及改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imbmh.h</text:p>
          </table:table-cell>
          <table:table-cell office:value-type="string" calcext:value-type="string">
            <text:p>公有函数名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IM_B2R_STATUS_PRINT</text:p>
          </table:table-cell>
          <table:table-cell office:value-type="string" calcext:value-type="string">
            <text:p>ImB2r_IM_B2R_STATUS_PRINT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B2R_PARAM_ERROR</text:p>
          </table:table-cell>
          <table:table-cell office:value-type="string" calcext:value-type="string">
            <text:p>ImB2r_D_IM_B2R_PARAM_ERRO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office:value-type="string" calcext:value-type="string">
            <text:p>D_IM_B2R_ENABLE_OFF</text:p>
          </table:table-cell>
          <table:table-cell office:value-type="string" calcext:value-type="string">
            <text:p>ImB2r_D_IM_B2R_ENABLE_OFF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ENABLE_ON</text:p>
          </table:table-cell>
          <table:table-cell table:style-name="ce5" office:value-type="string" calcext:value-type="string">
            <text:p>ImB2r_D_IM_B2R_ENABLE_ON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WAIT_OFF</text:p>
          </table:table-cell>
          <table:table-cell table:style-name="ce5" office:value-type="string" calcext:value-type="string">
            <text:p>ImB2r_D_IM_B2R_WAIT_OFF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WAIT_ON</text:p>
          </table:table-cell>
          <table:table-cell table:style-name="ce5" office:value-type="string" calcext:value-type="string">
            <text:p>ImB2r_D_IM_B2R_WAIT_ON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PIPE1</text:p>
          </table:table-cell>
          <table:table-cell table:style-name="ce5" office:value-type="string" calcext:value-type="string">
            <text:p>ImB2r_D_IM_B2R_PIPE1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PIPE2</text:p>
          </table:table-cell>
          <table:table-cell table:style-name="ce5" office:value-type="string" calcext:value-type="string">
            <text:p>ImB2r_D_IM_B2R_PIPE2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PIPE12</text:p>
          </table:table-cell>
          <table:table-cell table:style-name="ce5" office:value-type="string" calcext:value-type="string">
            <text:p>ImB2r_D_IM_B2R_PIPE12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1_INT_STATE_YBR_END</text:p>
          </table:table-cell>
          <table:table-cell table:style-name="ce5" office:value-type="string" calcext:value-type="string">
            <text:p>ImB2r_D_IM_B2R1_INT_STATE_YBR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4" office:value-type="string" calcext:value-type="string">
            <text:p>D_IM_B2R1_INT_STATE_YBW_END</text:p>
          </table:table-cell>
          <table:table-cell table:style-name="ce14" office:value-type="string" calcext:value-type="string">
            <text:p>ImB2r_D_IM_B2R1_INT_STATE_YBW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1_INT_STATE_FB2R_END</text:p>
          </table:table-cell>
          <table:table-cell table:style-name="ce15" office:value-type="string" calcext:value-type="string">
            <text:p>ImB2r_D_IM_B2R1_INT_STATE_FB2R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1_INT_STATE_LINE_END</text:p>
          </table:table-cell>
          <table:table-cell table:style-name="ce15" office:value-type="string" calcext:value-type="string">
            <text:p>ImB2r_D_IM_B2R1_INT_STATE_LINE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1_INT_STATE_YBR_ERR</text:p>
          </table:table-cell>
          <table:table-cell table:style-name="ce15" office:value-type="string" calcext:value-type="string">
            <text:p>ImB2r_D_IM_B2R1_INT_STATE_YBR_ERR 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1_INT_STATE_YBW_ERR</text:p>
          </table:table-cell>
          <table:table-cell table:style-name="ce15" office:value-type="string" calcext:value-type="string">
            <text:p>ImB2r_D_IM_B2R1_INT_STATE_YBW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1_INT_STATE_AXR_ERR</text:p>
          </table:table-cell>
          <table:table-cell table:style-name="ce5" office:value-type="string" calcext:value-type="string">
            <text:p>ImB2r_D_IM_B2R1_INT_STATE_AXR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1_INT_STATE_AXW_ERR</text:p>
          </table:table-cell>
          <table:table-cell table:style-name="ce3" office:value-type="string" calcext:value-type="string">
            <text:p>ImB2r_D_IM_B2R1_INT_STATE_AXW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1_INT_STATE_CPERR_ERR</text:p>
          </table:table-cell>
          <table:table-cell table:style-name="ce3" office:value-type="string" calcext:value-type="string">
            <text:p>ImB2r_D_IM_B2R1_INT_STATE_CPERR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6" office:value-type="string" calcext:value-type="string">
            <text:p>D_IM_B2R2_INT_STATE_YBR_END</text:p>
          </table:table-cell>
          <table:table-cell table:style-name="ce16" office:value-type="string" calcext:value-type="string">
            <text:p>ImB2r_D_IM_B2R2_INT_STATE_YBR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YBW_END</text:p>
          </table:table-cell>
          <table:table-cell table:style-name="ce3" office:value-type="string" calcext:value-type="string">
            <text:p>ImB2r_D_IM_B2R2_INT_STATE_YBW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FB2R_END</text:p>
          </table:table-cell>
          <table:table-cell table:style-name="ce3" office:value-type="string" calcext:value-type="string">
            <text:p>ImB2r_D_IM_B2R2_INT_STATE_FB2R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LINE_END</text:p>
          </table:table-cell>
          <table:table-cell table:style-name="ce3" office:value-type="string" calcext:value-type="string">
            <text:p>ImB2r_D_IM_B2R2_INT_STATE_LINE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YBR_ERR</text:p>
          </table:table-cell>
          <table:table-cell table:style-name="ce3" office:value-type="string" calcext:value-type="string">
            <text:p>ImB2r_D_IM_B2R2_INT_STATE_YBR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YBW_ERR</text:p>
          </table:table-cell>
          <table:table-cell table:style-name="ce3" office:value-type="string" calcext:value-type="string">
            <text:p>ImB2r_D_IM_B2R2_INT_STATE_YBW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AXR_ERR</text:p>
          </table:table-cell>
          <table:table-cell table:style-name="ce3" office:value-type="string" calcext:value-type="string">
            <text:p>ImB2r_D_IM_B2R2_INT_STATE_AXR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AXW_ERR</text:p>
          </table:table-cell>
          <table:table-cell table:style-name="ce3" office:value-type="string" calcext:value-type="string">
            <text:p>ImB2r_D_IM_B2R2_INT_STATE_AXW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2_INT_STATE_CPERR_ERR</text:p>
          </table:table-cell>
          <table:table-cell table:style-name="ce3" office:value-type="string" calcext:value-type="string">
            <text:p>ImB2r_D_IM_B2R2_INT_STATE_CPERR_ER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1_INT_FLG_YBW_END</text:p>
          </table:table-cell>
          <table:table-cell table:style-name="ce5" office:value-type="string" calcext:value-type="string">
            <text:p>ImB2r_D_IM_B2R1_INT_FLG_YBW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2_INT_FLG_YBW_END</text:p>
          </table:table-cell>
          <table:table-cell table:style-name="ce5" office:value-type="string" calcext:value-type="string">
            <text:p>ImB2r_D_IM_B2R2_INT_FLG_YBW_END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TOP_PIXEL_R</text:p>
          </table:table-cell>
          <table:table-cell table:style-name="ce5" office:value-type="string" calcext:value-type="string">
            <text:p>ImB2r_D_IM_B2R_TOP_PIXEL_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TOP_PIXEL_GR</text:p>
          </table:table-cell>
          <table:table-cell table:style-name="ce5" office:value-type="string" calcext:value-type="string">
            <text:p>ImB2r_D_IM_B2R_TOP_PIXEL_G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_STL_DTYP_PACK8</text:p>
          </table:table-cell>
          <table:table-cell table:style-name="ce15" office:value-type="string" calcext:value-type="string">
            <text:p>ImB2r_D_IM_B2R_STL_DTYP_PACK8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4" office:value-type="string" calcext:value-type="string">
            <text:p>D_IM_B2R_STL_DTYP_PACK10 </text:p>
          </table:table-cell>
          <table:table-cell table:style-name="ce14" office:value-type="string" calcext:value-type="string">
            <text:p>ImB2r_D_IM_B2R_STL_DTYP_PACK10 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_STL_DTYP_PACK12</text:p>
          </table:table-cell>
          <table:table-cell table:style-name="ce15" office:value-type="string" calcext:value-type="string">
            <text:p>ImB2r_D_IM_B2R_STL_DTYP_PACK12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4" office:value-type="string" calcext:value-type="string">
            <text:p>D_IM_B2R_STL_DTYP_PACK16</text:p>
          </table:table-cell>
          <table:table-cell table:style-name="ce14" office:value-type="string" calcext:value-type="string">
            <text:p>ImB2r_D_IM_B2R_STL_DTYP_PACK16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YBW_OUTPUT_RGB</text:p>
          </table:table-cell>
          <table:table-cell table:style-name="ce5" office:value-type="string" calcext:value-type="string">
            <text:p>ImB2r_D_IM_B2R_YBW_OUTPUT_RGB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BRST_512</text:p>
          </table:table-cell>
          <table:table-cell table:style-name="ce5" office:value-type="string" calcext:value-type="string">
            <text:p>ImB2r_D_IM_B2R_BRST_512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EXT_OUT_ALARM_1LINE</text:p>
          </table:table-cell>
          <table:table-cell table:style-name="ce5" office:value-type="string" calcext:value-type="string">
            <text:p>ImB2r_D_IM_B2R_EXT_OUT_ALARM_1LINE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EXT_OUT_ALARM_2LINE</text:p>
          </table:table-cell>
          <table:table-cell table:style-name="ce5" office:value-type="string" calcext:value-type="string">
            <text:p>ImB2r_D_IM_B2R_EXT_OUT_ALARM_2LINE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EXT_OUT_ALARM_3LINE</text:p>
          </table:table-cell>
          <table:table-cell table:style-name="ce5" office:value-type="string" calcext:value-type="string">
            <text:p>ImB2r_D_IM_B2R_EXT_OUT_ALARM_3LINE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EXT_OUT_ALARM_VALID_DATA</text:p>
          </table:table-cell>
          <table:table-cell table:style-name="ce5" office:value-type="string" calcext:value-type="string">
            <text:p>ImB2r_D_IM_B2R_EXT_OUT_ALARM_VALID_DATA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_START_WITH_YBW</text:p>
          </table:table-cell>
          <table:table-cell table:style-name="ce15" office:value-type="string" calcext:value-type="string">
            <text:p>ImB2r_D_IM_B2R_START_WITH_YBW 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4" office:value-type="string" calcext:value-type="string">
            <text:p>D_IM_B2R_START_EXTERNAL_IF_ONLY </text:p>
          </table:table-cell>
          <table:table-cell table:style-name="ce14" office:value-type="string" calcext:value-type="string">
            <text:p>ImB2r_D_IM_B2R_START_EXTERNAL_IF_ONLY 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_TABLE_MAX_BAYER_DEKNEE</text:p>
          </table:table-cell>
          <table:table-cell table:style-name="ce15" office:value-type="string" calcext:value-type="string">
            <text:p>ImB2r_D_IM_B2R_TABLE_MAX_BAYER_DEKNEE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_TABLE_MAX_RGB_KNEE</text:p>
          </table:table-cell>
          <table:table-cell table:style-name="ce15" office:value-type="string" calcext:value-type="string">
            <text:p>ImB2r_D_IM_B2R_TABLE_MAX_RGB_KNEE 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5" office:value-type="string" calcext:value-type="string">
            <text:p>D_IM_B2R_PORT_0</text:p>
          </table:table-cell>
          <table:table-cell table:style-name="ce15" office:value-type="string" calcext:value-type="string">
            <text:p>ImB2r_D_IM_B2R_PORT_0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PORT_1</text:p>
          </table:table-cell>
          <table:table-cell table:style-name="ce5" office:value-type="string" calcext:value-type="string">
            <text:p>ImB2r_D_IM_B2R_PORT_1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_PORT_2</text:p>
          </table:table-cell>
          <table:table-cell table:style-name="ce3" office:value-type="string" calcext:value-type="string">
            <text:p>ImB2r_D_IM_B2R_PORT_2 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_PORT_MAX</text:p>
          </table:table-cell>
          <table:table-cell table:style-name="ce3" office:value-type="string" calcext:value-type="string">
            <text:p>ImB2r_D_IM_B2R_PORT_MAX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PORT_R</text:p>
          </table:table-cell>
          <table:table-cell table:style-name="ce5" office:value-type="string" calcext:value-type="string">
            <text:p>ImB2r_D_IM_B2R_PORT_R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_PORT_G</text:p>
          </table:table-cell>
          <table:table-cell table:style-name="ce3" office:value-type="string" calcext:value-type="string">
            <text:p>ImB2r_D_IM_B2R_PORT_G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PORT_B</text:p>
          </table:table-cell>
          <table:table-cell table:style-name="ce5" office:value-type="string" calcext:value-type="string">
            <text:p>ImB2r_D_IM_B2R_PORT_B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YBW_BANK_0</text:p>
          </table:table-cell>
          <table:table-cell table:style-name="ce5" office:value-type="string" calcext:value-type="string">
            <text:p>ImB2r_D_IM_B2R_YBW_BANK_0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YBW_BANK_1</text:p>
          </table:table-cell>
          <table:table-cell table:style-name="ce5" office:value-type="string" calcext:value-type="string">
            <text:p>ImB2r_D_IM_B2R_YBW_BANK_1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5" office:value-type="string" calcext:value-type="string">
            <text:p>D_IM_B2R_YBW_BANK_2</text:p>
          </table:table-cell>
          <table:table-cell table:style-name="ce5" office:value-type="string" calcext:value-type="string">
            <text:p>ImB2r_D_IM_B2R_YBW_BANK_2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16" office:value-type="string" calcext:value-type="string">
            <text:p>D_IM_B2R_YBW_BANK_3</text:p>
          </table:table-cell>
          <table:table-cell table:style-name="ce16" office:value-type="string" calcext:value-type="string">
            <text:p>ImB2r_D_IM_B2R_YBW_BANK_3</text:p>
          </table:table-cell>
          <table:table-cell/>
        </table:table-row>
        <table:table-row table:style-name="ro3">
          <table:table-cell office:value-type="string" calcext:value-type="string">
            <text:p>imb2r.h</text:p>
          </table:table-cell>
          <table:table-cell office:value-type="string" calcext:value-type="string">
            <text:p>宏</text:p>
          </table:table-cell>
          <table:table-cell table:style-name="ce3" office:value-type="string" calcext:value-type="string">
            <text:p>D_IM_B2R_YBW_BANK_MAX</text:p>
          </table:table-cell>
          <table:table-cell table:style-name="ce3" office:value-type="string" calcext:value-type="string">
            <text:p>ImB2r_D_IM_B2R_YBW_BANK_MAX</text:p>
          </table:table-cell>
          <table:table-cell/>
        </table:table-row>
        <table:table-row table:style-name="ro3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6"/>
          <table:table-cell table:number-columns-repeated="2"/>
        </table:table-row>
        <table:table-row table:style-name="ro3" table:number-rows-repeated="3"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17"/>
          <table:table-cell table:number-columns-repeated="2"/>
        </table:table-row>
        <table:table-row table:style-name="ro3" table:number-rows-repeated="2">
          <table:table-cell table:number-columns-repeated="2"/>
          <table:table-cell table:style-name="ce6"/>
          <table:table-cell table:number-columns-repeated="2"/>
        </table:table-row>
        <table:table-row table:style-name="ro3" table:number-rows-repeated="4">
          <table:table-cell table:number-columns-repeated="2"/>
          <table:table-cell table:style-name="ce2"/>
          <table:table-cell table:number-columns-repeated="2"/>
        </table:table-row>
        <table:table-row table:style-name="ro3">
          <table:table-cell table:number-columns-repeated="2"/>
          <table:table-cell table:style-name="ce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roid Sans Fallback" style:language-asian="zh" style:country-asian="CN" style:font-name-complex="Droid Sans Fallback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P0" style:volatile="true">
      <number:number number:decimal-places="0" number:min-integer-digits="1" number:grouping="true"/>
    </number:number-style>
    <number:number-style style:name="N116"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style:text-properties fo:color="#ff0000"/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number:text>-</number:text>
      <number:number number:decimal-places="2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style:text-properties fo:color="#ff0000"/>
      <number:text>-</number:text>
      <number:number number:decimal-places="2" number:min-integer-digits="1" number:grouping="true"/>
      <style:map style:condition="value()&gt;=0" style:apply-style-name="N119P0"/>
    </number:number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date-style style:name="N10115" number:language="zh" number:country="CN">
      <number:year number:style="long"/>
      <number:text>-</number:text>
      <number:month/>
      <number:text>-</number:text>
      <number:day/>
    </number:date-style>
    <number:date-style style:name="N10116" number:language="zh" number:country="CN">
      <number:day/>
      <number:text>-</number:text>
      <number:month number:textual="true"/>
      <number:text>-</number:text>
      <number:year/>
    </number:date-style>
    <number:date-style style:name="N10117" number:language="zh" number:country="CN">
      <number:day/>
      <number:text>-</number:text>
      <number:month number:textual="true"/>
    </number:date-style>
    <number:date-style style:name="N10118" number:language="zh" number:country="CN">
      <number:month number:textual="true"/>
      <number:text>-</number:text>
      <number:year/>
    </number:date-style>
    <number:time-style style:name="N10119" number:language="zh" number:country="CN">
      <number:hours/>
      <number:text>:</number:text>
      <number:minutes number:style="long"/>
      <number:text> </number:text>
      <number:am-pm/>
    </number:time-style>
    <number:time-style style:name="N10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zh" number:country="CN">
      <number:hours/>
      <number:text>:</number:text>
      <number:minutes number:style="long"/>
    </number:time-style>
    <number:time-style style:name="N10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10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10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10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0126P0"/>
    </number:number-style>
    <number:number-style style:name="N10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10128P0"/>
    </number:number-style>
    <number:number-style style:name="N10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10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0129P0"/>
    </number:number-style>
    <number:date-style style:name="N10130" number:language="zh" number:country="CN">
      <number:month/>
      <number:text>-</number:text>
      <number:day/>
      <number:text>-</number:text>
      <number:year/>
    </number:date-style>
    <number:time-style style:name="N10131" number:language="zh" number:country="CN">
      <number:hours/>
      <number:text>时</number:text>
      <number:minutes number:style="long"/>
      <number:text>分</number:text>
    </number:time-style>
    <number:time-style style:name="N10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10133" number:language="zh" number:country="CN">
      <number:am-pm/>
      <number:hours/>
      <number:text>时</number:text>
      <number:minutes number:style="long"/>
      <number:text>分</number:text>
    </number:time-style>
    <number:time-style style:name="N10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4">0000／00／00</text:date>, <text:time style:data-style-name="N2" text:time-value="10:03:43.6134456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08T16:49:33.121897156</meta:creation-date>
    <dc:date>2020-09-14T10:22:31.414592920</dc:date>
    <meta:editing-duration>P1DT23H35M</meta:editing-duration>
    <meta:editing-cycles>248</meta:editing-cycles>
    <meta:generator>LibreOffice/4.2.8.2$Linux_X86_64 LibreOffice_project/420m0$Build-2</meta:generator>
    <meta:document-statistic meta:table-count="3" meta:cell-count="1117" meta:object-count="0"/>
  </office:meta>
</office:document-meta>
</file>